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unknown" svg:font-family="unknown" style:font-family-generic="roman"/>
    <style:font-face style:name="Helvetica" svg:font-family="Helvetica" style:font-family-generic="swiss" style:font-pitch="variable" svg:panose-1="2 11 6 4 2 2 2 2 2 4"/>
  </office:font-face-decls>
  <office:automatic-styles>
    <style:style style:name="P1" style:parent-style-name="Normalny" style:master-page-name="MP0" style:family="paragraph">
      <style:paragraph-properties fo:break-before="page" fo:text-align="justify"/>
    </style:style>
    <style:style style:name="T14" style:parent-style-name="Domyślnaczcionkaakapitu" style:family="text">
      <style:text-properties style:font-name="Helvetica" style:font-name-complex="Helvetica" fo:font-weight="bold" style:font-weight-asian="bold" style:font-weight-complex="bold" style:use-window-font-color="true"/>
    </style:style>
    <style:style style:name="P15" style:parent-style-name="Normalny" style:family="paragraph">
      <style:paragraph-properties fo:text-align="justify"/>
      <style:text-properties style:font-name="Helvetica" style:font-name-complex="Helvetica" style:use-window-font-color="true"/>
    </style:style>
    <style:style style:name="TableColumn17" style:family="table-column">
      <style:table-column-properties style:column-width="1.2979in" style:use-optimal-column-width="false"/>
    </style:style>
    <style:style style:name="TableColumn18" style:family="table-column">
      <style:table-column-properties style:column-width="5.193in" style:use-optimal-column-width="false"/>
    </style:style>
    <style:style style:name="Table16" style:family="table">
      <style:table-properties style:width="6.4909in" fo:margin-left="0.0347in" table:align="left"/>
    </style:style>
    <style:style style:name="TableRow19" style:family="table-row">
      <style:table-row-properties style:use-optimal-row-height="false"/>
    </style:style>
    <style:style style:name="TableCell20" style:family="table-cell">
      <style:table-cell-properties fo:border-top="0.0208in solid #000000" fo:border-left="0.0034in solid #C0C0C0" fo:border-bottom="none" fo:border-right="none" fo:background-color="#FFFFFF" fo:padding-top="0.0347in" fo:padding-left="0.0347in" fo:padding-bottom="0.0347in" fo:padding-right="0.0347in"/>
    </style:style>
    <style:style style:name="P21" style:parent-style-name="Normalny" style:family="paragraph">
      <style:paragraph-properties fo:text-align="justify"/>
    </style:style>
    <style:style style:name="T22" style:parent-style-name="Domyślnaczcionkaakapitu" style:family="text">
      <style:text-properties style:font-name="Helvetica" style:font-name-complex="Helvetica" fo:font-weight="bold" style:font-weight-asian="bold" style:font-weight-complex="bold" style:use-window-font-color="true" fo:font-size="9pt" style:font-size-asian="9pt" style:font-size-complex="9pt"/>
    </style:style>
    <style:style style:name="TableCell23" style:family="table-cell">
      <style:table-cell-properties fo:border-top="0.0208in solid #000000" fo:border-left="0.0034in solid #C0C0C0" fo:border-bottom="none" fo:border-right="none" fo:background-color="#FFFFFF" fo:padding-top="0.0347in" fo:padding-left="0.0347in" fo:padding-bottom="0.0347in" fo:padding-right="0.0347in"/>
    </style:style>
    <style:style style:name="P24" style:parent-style-name="Normalny" style:family="paragraph">
      <style:paragraph-properties fo:text-align="justify"/>
      <style:text-properties style:font-name="Helvetica" style:font-name-complex="Helvetica" style:use-window-font-color="true" fo:font-size="9pt" style:font-size-asian="9pt" style:font-size-complex="9pt"/>
    </style:style>
    <style:style style:name="TableRow25" style:family="table-row">
      <style:table-row-properties style:use-optimal-row-height="false"/>
    </style:style>
    <style:style style:name="TableCell26" style:family="table-cell">
      <style:table-cell-properties fo:border-top="0.0034in solid #C0C0C0" fo:border-left="0.0034in solid #C0C0C0" fo:border-bottom="none" fo:border-right="none" fo:background-color="#FFFFFF" fo:padding-top="0.0347in" fo:padding-left="0.0347in" fo:padding-bottom="0.0347in" fo:padding-right="0.0347in"/>
    </style:style>
    <style:style style:name="P27" style:parent-style-name="Normalny" style:family="paragraph">
      <style:paragraph-properties fo:text-align="justify"/>
    </style:style>
    <style:style style:name="T28" style:parent-style-name="Domyślnaczcionkaakapitu" style:family="text">
      <style:text-properties style:font-name="Helvetica" style:font-name-complex="Helvetica" fo:font-weight="bold" style:font-weight-asian="bold" style:font-weight-complex="bold" style:use-window-font-color="true" fo:font-size="9pt" style:font-size-asian="9pt" style:font-size-complex="9pt"/>
    </style:style>
    <style:style style:name="TableCell29" style:family="table-cell">
      <style:table-cell-properties fo:border-top="0.0034in solid #C0C0C0" fo:border-left="0.0034in solid #C0C0C0" fo:border-bottom="none" fo:border-right="none" fo:background-color="#FFFFFF" fo:padding-top="0.0347in" fo:padding-left="0.0347in" fo:padding-bottom="0.0347in" fo:padding-right="0.0347in"/>
    </style:style>
    <style:style style:name="P30" style:parent-style-name="Normalny" style:family="paragraph">
      <style:paragraph-properties fo:text-align="justify"/>
      <style:text-properties style:font-name="Helvetica" style:font-name-complex="Helvetica" style:use-window-font-color="true" fo:font-size="9pt" style:font-size-asian="9pt" style:font-size-complex="9pt"/>
    </style:style>
    <style:style style:name="TableRow31" style:family="table-row">
      <style:table-row-properties style:use-optimal-row-height="false"/>
    </style:style>
    <style:style style:name="TableCell32" style:family="table-cell">
      <style:table-cell-properties fo:border-top="0.0034in solid #C0C0C0" fo:border-left="0.0034in solid #C0C0C0" fo:border-bottom="none" fo:border-right="none" fo:background-color="#FFFFFF" fo:padding-top="0.0347in" fo:padding-left="0.0347in" fo:padding-bottom="0.0347in" fo:padding-right="0.0347in"/>
    </style:style>
    <style:style style:name="P33" style:parent-style-name="Normalny" style:family="paragraph">
      <style:paragraph-properties fo:text-align="justify"/>
    </style:style>
    <style:style style:name="T34" style:parent-style-name="Domyślnaczcionkaakapitu" style:family="text">
      <style:text-properties style:font-name="Helvetica" style:font-name-complex="Helvetica" fo:font-weight="bold" style:font-weight-asian="bold" style:font-weight-complex="bold" style:use-window-font-color="true" fo:font-size="9pt" style:font-size-asian="9pt" style:font-size-complex="9pt"/>
    </style:style>
    <style:style style:name="TableCell35" style:family="table-cell">
      <style:table-cell-properties fo:border-top="0.0034in solid #C0C0C0" fo:border-left="0.0034in solid #C0C0C0" fo:border-bottom="none" fo:border-right="none" fo:background-color="#FFFFFF" fo:padding-top="0.0347in" fo:padding-left="0.0347in" fo:padding-bottom="0.0347in" fo:padding-right="0.0347in"/>
    </style:style>
    <style:style style:name="P36" style:parent-style-name="Normalny" style:family="paragraph">
      <style:paragraph-properties fo:text-align="justify"/>
      <style:text-properties style:font-name="Helvetica" style:font-name-complex="Helvetica" style:use-window-font-color="true" fo:font-size="9pt" style:font-size-asian="9pt" style:font-size-complex="9pt"/>
    </style:style>
    <style:style style:name="TableRow37" style:family="table-row">
      <style:table-row-properties style:use-optimal-row-height="false"/>
    </style:style>
    <style:style style:name="TableCell38" style:family="table-cell">
      <style:table-cell-properties fo:border-top="0.0034in solid #C0C0C0" fo:border-left="0.0034in solid #C0C0C0" fo:border-bottom="none" fo:border-right="none" fo:background-color="#FFFFFF" fo:padding-top="0.0347in" fo:padding-left="0.0347in" fo:padding-bottom="0.0347in" fo:padding-right="0.0347in"/>
    </style:style>
    <style:style style:name="P39" style:parent-style-name="Normalny" style:family="paragraph">
      <style:paragraph-properties fo:text-align="justify"/>
    </style:style>
    <style:style style:name="T40" style:parent-style-name="Domyślnaczcionkaakapitu" style:family="text">
      <style:text-properties style:font-name="Helvetica" style:font-name-complex="Helvetica" fo:font-weight="bold" style:font-weight-asian="bold" style:font-weight-complex="bold" style:use-window-font-color="true" fo:font-size="9pt" style:font-size-asian="9pt" style:font-size-complex="9pt"/>
    </style:style>
    <style:style style:name="TableCell41" style:family="table-cell">
      <style:table-cell-properties fo:border-top="0.0034in solid #C0C0C0" fo:border-left="0.0034in solid #C0C0C0" fo:border-bottom="none" fo:border-right="none" fo:background-color="#FFFFFF" fo:padding-top="0.0347in" fo:padding-left="0.0347in" fo:padding-bottom="0.0347in" fo:padding-right="0.0347in"/>
    </style:style>
    <style:style style:name="P42" style:parent-style-name="Normalny" style:family="paragraph">
      <style:paragraph-properties fo:text-align="justify"/>
      <style:text-properties style:font-name="Helvetica" style:font-name-complex="Helvetica" style:use-window-font-color="true" fo:font-size="9pt" style:font-size-asian="9pt" style:font-size-complex="9pt"/>
    </style:style>
    <style:style style:name="P43" style:parent-style-name="Normalny" style:family="paragraph">
      <style:paragraph-properties fo:text-align="justify"/>
      <style:text-properties style:font-name="Helvetica" style:font-name-complex="Helvetica" style:use-window-font-color="true" fo:font-size="9pt" style:font-size-asian="9pt" style:font-size-complex="9pt"/>
    </style:style>
    <style:style style:name="P44" style:parent-style-name="Normalny" style:family="paragraph">
      <style:paragraph-properties fo:text-align="justify"/>
      <style:text-properties style:font-name="Helvetica" style:font-name-complex="Helvetica" style:use-window-font-color="true" fo:font-size="9pt" style:font-size-asian="9pt" style:font-size-complex="9pt"/>
    </style:style>
    <style:style style:name="TableRow45" style:family="table-row">
      <style:table-row-properties style:use-optimal-row-height="false"/>
    </style:style>
    <style:style style:name="TableCell46" style:family="table-cell">
      <style:table-cell-properties fo:border-top="0.0034in solid #C0C0C0" fo:border-left="0.0034in solid #C0C0C0" fo:border-bottom="none" fo:border-right="none" fo:background-color="#FFFFFF" fo:padding-top="0.0347in" fo:padding-left="0.0347in" fo:padding-bottom="0.0347in" fo:padding-right="0.0347in"/>
    </style:style>
    <style:style style:name="P47" style:parent-style-name="Normalny" style:family="paragraph">
      <style:paragraph-properties fo:text-align="justify"/>
    </style:style>
    <style:style style:name="T48" style:parent-style-name="Domyślnaczcionkaakapitu" style:family="text">
      <style:text-properties style:font-name="Helvetica" style:font-name-complex="Helvetica" fo:font-weight="bold" style:font-weight-asian="bold" style:font-weight-complex="bold" style:use-window-font-color="true" fo:font-size="9pt" style:font-size-asian="9pt" style:font-size-complex="9pt"/>
    </style:style>
    <style:style style:name="TableCell49" style:family="table-cell">
      <style:table-cell-properties fo:border-top="0.0034in solid #C0C0C0" fo:border-left="0.0034in solid #C0C0C0" fo:border-bottom="none" fo:border-right="none" fo:background-color="#FFFFFF" fo:padding-top="0.0347in" fo:padding-left="0.0347in" fo:padding-bottom="0.0347in" fo:padding-right="0.0347in"/>
    </style:style>
    <style:style style:name="P50" style:parent-style-name="Normalny" style:family="paragraph">
      <style:paragraph-properties fo:text-align="justify"/>
      <style:text-properties style:font-name="Helvetica" style:font-name-complex="Helvetica" style:use-window-font-color="true" fo:font-size="9pt" style:font-size-asian="9pt" style:font-size-complex="9pt"/>
    </style:style>
    <style:style style:name="TableRow51" style:family="table-row">
      <style:table-row-properties style:use-optimal-row-height="false"/>
    </style:style>
    <style:style style:name="TableCell52" style:family="table-cell">
      <style:table-cell-properties fo:border-top="0.0034in solid #C0C0C0" fo:border-left="0.0034in solid #C0C0C0" fo:border-bottom="none" fo:border-right="none" fo:background-color="#FFFFFF" fo:padding-top="0.0347in" fo:padding-left="0.0347in" fo:padding-bottom="0.0347in" fo:padding-right="0.0347in"/>
    </style:style>
    <style:style style:name="P53" style:parent-style-name="Normalny" style:family="paragraph">
      <style:paragraph-properties fo:text-align="justify"/>
    </style:style>
    <style:style style:name="T54" style:parent-style-name="Domyślnaczcionkaakapitu" style:family="text">
      <style:text-properties style:font-name="Helvetica" style:font-name-complex="Helvetica" fo:font-weight="bold" style:font-weight-asian="bold" style:font-weight-complex="bold" style:use-window-font-color="true" fo:font-size="9pt" style:font-size-asian="9pt" style:font-size-complex="9pt"/>
    </style:style>
    <style:style style:name="TableCell55" style:family="table-cell">
      <style:table-cell-properties fo:border-top="0.0034in solid #C0C0C0" fo:border-left="0.0034in solid #C0C0C0" fo:border-bottom="none" fo:border-right="none" fo:background-color="#FFFFFF" fo:padding-top="0.0347in" fo:padding-left="0.0347in" fo:padding-bottom="0.0347in" fo:padding-right="0.0347in"/>
    </style:style>
    <style:style style:name="P56" style:parent-style-name="Normalny" style:family="paragraph">
      <style:paragraph-properties fo:text-align="justify"/>
      <style:text-properties style:font-name="Helvetica" style:font-name-complex="Helvetica" style:use-window-font-color="true" fo:font-size="9pt" style:font-size-asian="9pt" style:font-size-complex="9pt"/>
    </style:style>
    <style:style style:name="TableRow57" style:family="table-row">
      <style:table-row-properties style:use-optimal-row-height="false"/>
    </style:style>
    <style:style style:name="TableCell58" style:family="table-cell">
      <style:table-cell-properties fo:border-top="0.0034in solid #C0C0C0" fo:border-left="0.0034in solid #C0C0C0" fo:border-bottom="none" fo:border-right="none" fo:background-color="#FFFFFF" fo:padding-top="0.0347in" fo:padding-left="0.0347in" fo:padding-bottom="0.0347in" fo:padding-right="0.0347in"/>
    </style:style>
    <style:style style:name="P59" style:parent-style-name="Normalny" style:family="paragraph">
      <style:paragraph-properties fo:text-align="justify"/>
    </style:style>
    <style:style style:name="T60" style:parent-style-name="Domyślnaczcionkaakapitu" style:family="text">
      <style:text-properties style:font-name="Helvetica" style:font-name-complex="Helvetica" fo:font-weight="bold" style:font-weight-asian="bold" style:font-weight-complex="bold" style:use-window-font-color="true" fo:font-size="9pt" style:font-size-asian="9pt" style:font-size-complex="9pt"/>
    </style:style>
    <style:style style:name="TableCell61" style:family="table-cell">
      <style:table-cell-properties fo:border-top="0.0034in solid #C0C0C0" fo:border-left="0.0034in solid #C0C0C0" fo:border-bottom="none" fo:border-right="none" fo:background-color="#FFFFFF" fo:padding-top="0.0347in" fo:padding-left="0.0347in" fo:padding-bottom="0.0347in" fo:padding-right="0.0347in"/>
    </style:style>
    <style:style style:name="P62" style:parent-style-name="Normalny" style:family="paragraph">
      <style:paragraph-properties fo:text-align="justify"/>
      <style:text-properties style:font-name="Helvetica" style:font-name-complex="Helvetica" style:use-window-font-color="true" fo:font-size="9pt" style:font-size-asian="9pt" style:font-size-complex="9pt"/>
    </style:style>
    <style:style style:name="TableRow63" style:family="table-row">
      <style:table-row-properties style:use-optimal-row-height="false"/>
    </style:style>
    <style:style style:name="TableCell64" style:family="table-cell">
      <style:table-cell-properties fo:border-top="0.0034in solid #C0C0C0" fo:border-left="0.0034in solid #C0C0C0" fo:border-bottom="none" fo:border-right="none" fo:background-color="#FFFFFF" fo:padding-top="0.0347in" fo:padding-left="0.0347in" fo:padding-bottom="0.0347in" fo:padding-right="0.0347in"/>
    </style:style>
    <style:style style:name="P65" style:parent-style-name="Normalny" style:family="paragraph">
      <style:paragraph-properties fo:text-align="justify"/>
    </style:style>
    <style:style style:name="T66" style:parent-style-name="Domyślnaczcionkaakapitu" style:family="text">
      <style:text-properties style:font-name="Helvetica" style:font-name-complex="Helvetica" fo:font-weight="bold" style:font-weight-asian="bold" style:font-weight-complex="bold" style:use-window-font-color="true" fo:font-size="9pt" style:font-size-asian="9pt" style:font-size-complex="9pt"/>
    </style:style>
    <style:style style:name="TableCell67" style:family="table-cell">
      <style:table-cell-properties fo:border-top="0.0034in solid #C0C0C0" fo:border-left="0.0034in solid #C0C0C0" fo:border-bottom="none" fo:border-right="none" fo:background-color="#FFFFFF" fo:padding-top="0.0347in" fo:padding-left="0.0347in" fo:padding-bottom="0.0347in" fo:padding-right="0.0347in"/>
    </style:style>
    <style:style style:name="P68" style:parent-style-name="Normalny" style:family="paragraph">
      <style:paragraph-properties fo:text-align="justify"/>
      <style:text-properties style:font-name="Helvetica" style:font-name-complex="Helvetica" style:use-window-font-color="true" fo:font-size="9pt" style:font-size-asian="9pt" style:font-size-complex="9pt"/>
    </style:style>
    <style:style style:name="TableRow69" style:family="table-row">
      <style:table-row-properties style:use-optimal-row-height="false"/>
    </style:style>
    <style:style style:name="TableCell70" style:family="table-cell">
      <style:table-cell-properties fo:border-top="0.0034in solid #C0C0C0" fo:border-left="0.0034in solid #C0C0C0" fo:border-bottom="none" fo:border-right="none" fo:background-color="#FFFFFF" fo:padding-top="0.0347in" fo:padding-left="0.0347in" fo:padding-bottom="0.0347in" fo:padding-right="0.0347in"/>
    </style:style>
    <style:style style:name="P71" style:parent-style-name="Normalny" style:family="paragraph">
      <style:paragraph-properties fo:text-align="justify"/>
    </style:style>
    <style:style style:name="T72" style:parent-style-name="Domyślnaczcionkaakapitu" style:family="text">
      <style:text-properties style:font-name="Helvetica" style:font-name-complex="Helvetica" fo:font-weight="bold" style:font-weight-asian="bold" style:font-weight-complex="bold" style:use-window-font-color="true" fo:font-size="9pt" style:font-size-asian="9pt" style:font-size-complex="9pt"/>
    </style:style>
    <style:style style:name="TableCell73" style:family="table-cell">
      <style:table-cell-properties fo:border-top="0.0034in solid #C0C0C0" fo:border-left="0.0034in solid #C0C0C0" fo:border-bottom="none" fo:border-right="none" fo:background-color="#FFFFFF" fo:padding-top="0.0347in" fo:padding-left="0.0347in" fo:padding-bottom="0.0347in" fo:padding-right="0.0347in"/>
    </style:style>
    <style:style style:name="P74" style:parent-style-name="Normalny" style:family="paragraph">
      <style:paragraph-properties fo:text-align="justify"/>
      <style:text-properties style:font-name="Helvetica" style:font-name-complex="Helvetica" style:use-window-font-color="true" fo:font-size="9pt" style:font-size-asian="9pt" style:font-size-complex="9pt"/>
    </style:style>
    <style:style style:name="TableRow75" style:family="table-row">
      <style:table-row-properties style:use-optimal-row-height="false"/>
    </style:style>
    <style:style style:name="TableCell76" style:family="table-cell">
      <style:table-cell-properties fo:border-top="0.0034in solid #C0C0C0" fo:border-left="0.0034in solid #C0C0C0" fo:border-bottom="none" fo:border-right="none" fo:background-color="#FFFFFF" fo:padding-top="0.0347in" fo:padding-left="0.0347in" fo:padding-bottom="0.0347in" fo:padding-right="0.0347in"/>
    </style:style>
    <style:style style:name="P77" style:parent-style-name="Normalny" style:family="paragraph">
      <style:paragraph-properties fo:text-align="justify"/>
    </style:style>
    <style:style style:name="T78" style:parent-style-name="Domyślnaczcionkaakapitu" style:family="text">
      <style:text-properties style:font-name="Helvetica" style:font-name-complex="Helvetica" fo:font-weight="bold" style:font-weight-asian="bold" style:font-weight-complex="bold" style:use-window-font-color="true" fo:font-size="9pt" style:font-size-asian="9pt" style:font-size-complex="9pt"/>
    </style:style>
    <style:style style:name="TableCell79" style:family="table-cell">
      <style:table-cell-properties fo:border-top="0.0034in solid #C0C0C0" fo:border-left="0.0034in solid #C0C0C0" fo:border-bottom="none" fo:border-right="none" fo:background-color="#FFFFFF" fo:padding-top="0.0347in" fo:padding-left="0.0347in" fo:padding-bottom="0.0347in" fo:padding-right="0.0347in"/>
    </style:style>
    <style:style style:name="P80" style:parent-style-name="Normalny" style:family="paragraph">
      <style:paragraph-properties fo:text-align="justify"/>
      <style:text-properties style:font-name="Helvetica" style:font-name-complex="Helvetica" style:use-window-font-color="true" fo:font-size="9pt" style:font-size-asian="9pt" style:font-size-complex="9pt"/>
    </style:style>
    <style:style style:name="TableRow81" style:family="table-row">
      <style:table-row-properties style:use-optimal-row-height="false"/>
    </style:style>
    <style:style style:name="TableCell82" style:family="table-cell">
      <style:table-cell-properties fo:border-top="0.0034in solid #C0C0C0" fo:border-left="0.0034in solid #C0C0C0" fo:border-bottom="none" fo:border-right="none" fo:background-color="#FFFFFF" fo:padding-top="0.0347in" fo:padding-left="0.0347in" fo:padding-bottom="0.0347in" fo:padding-right="0.0347in"/>
    </style:style>
    <style:style style:name="P83" style:parent-style-name="Normalny" style:family="paragraph">
      <style:paragraph-properties fo:text-align="justify"/>
    </style:style>
    <style:style style:name="T84" style:parent-style-name="Domyślnaczcionkaakapitu" style:family="text">
      <style:text-properties style:font-name="Helvetica" style:font-name-complex="Helvetica" fo:font-weight="bold" style:font-weight-asian="bold" style:font-weight-complex="bold" style:use-window-font-color="true" fo:font-size="9pt" style:font-size-asian="9pt" style:font-size-complex="9pt"/>
    </style:style>
    <style:style style:name="P85" style:parent-style-name="Normalny" style:family="paragraph">
      <style:paragraph-properties fo:text-align="justify"/>
    </style:style>
    <style:style style:name="T86" style:parent-style-name="Domyślnaczcionkaakapitu" style:family="text">
      <style:text-properties style:font-name="Helvetica" style:font-name-complex="Helvetica" style:use-window-font-color="true" fo:font-size="11pt" style:font-size-asian="11pt" style:font-size-complex="11pt"/>
    </style:style>
    <style:style style:name="T87" style:parent-style-name="Domyślnaczcionkaakapitu" style:family="text">
      <style:text-properties style:font-name="Helvetica" style:font-name-complex="Helvetica" style:use-window-font-color="true" fo:font-size="11pt" style:font-size-asian="11pt" style:font-size-complex="11pt"/>
    </style:style>
    <style:style style:name="T88" style:parent-style-name="Domyślnaczcionkaakapitu" style:family="text">
      <style:text-properties style:font-name="Helvetica" style:font-name-complex="Helvetica" style:use-window-font-color="true" fo:font-size="11pt" style:font-size-asian="11pt" style:font-size-complex="11pt"/>
    </style:style>
    <style:style style:name="T89" style:parent-style-name="Domyślnaczcionkaakapitu" style:family="text">
      <style:text-properties style:font-name="Helvetica" style:font-name-complex="Helvetica" style:use-window-font-color="true" fo:font-size="11pt" style:font-size-asian="11pt" style:font-size-complex="11pt"/>
    </style:style>
    <style:style style:name="TableRow90" style:family="table-row">
      <style:table-row-properties style:use-optimal-row-height="false"/>
    </style:style>
    <style:style style:name="TableCell91" style:family="table-cell">
      <style:table-cell-properties fo:border-top="0.0034in solid #C0C0C0" fo:border-left="0.0034in solid #C0C0C0" fo:border-bottom="none" fo:border-right="none" fo:background-color="#FFFFFF" fo:padding-top="0.0347in" fo:padding-left="0.0347in" fo:padding-bottom="0.0347in" fo:padding-right="0.0347in"/>
    </style:style>
    <style:style style:name="P92" style:parent-style-name="Normalny" style:family="paragraph">
      <style:paragraph-properties fo:text-align="justify"/>
    </style:style>
    <style:style style:name="T93" style:parent-style-name="Domyślnaczcionkaakapitu" style:family="text">
      <style:text-properties style:font-name="Helvetica" style:font-name-complex="Helvetica" fo:font-weight="bold" style:font-weight-asian="bold" style:font-weight-complex="bold" style:use-window-font-color="true" fo:font-size="9pt" style:font-size-asian="9pt" style:font-size-complex="9pt"/>
    </style:style>
    <style:style style:name="P94" style:parent-style-name="Normalny" style:family="paragraph">
      <style:paragraph-properties fo:text-align="justify"/>
    </style:style>
    <style:style style:name="T95" style:parent-style-name="Domyślnaczcionkaakapitu" style:family="text">
      <style:text-properties style:font-name="Helvetica" style:font-name-complex="Helvetica" style:use-window-font-color="true" fo:font-size="11pt" style:font-size-asian="11pt" style:font-size-complex="11pt"/>
    </style:style>
    <style:style style:name="P96" style:parent-style-name="Normalny" style:family="paragraph">
      <style:paragraph-properties fo:text-align="justify"/>
      <style:text-properties style:font-name="Helvetica" style:font-name-complex="Helvetica" style:use-window-font-color="true"/>
    </style:style>
    <style:style style:name="P97" style:parent-style-name="Normalny" style:family="paragraph">
      <style:paragraph-properties fo:text-align="justify"/>
    </style:style>
    <style:style style:name="T98" style:parent-style-name="Domyślnaczcionkaakapitu" style:family="text">
      <style:text-properties style:font-name="Helvetica" style:font-name-complex="Helvetica" style:use-window-font-color="true" fo:font-size="11pt" style:font-size-asian="11pt" style:font-size-complex="11pt"/>
    </style:style>
    <style:style style:name="P99" style:parent-style-name="Normalny" style:family="paragraph">
      <style:paragraph-properties fo:text-align="justify"/>
      <style:text-properties style:font-name="Helvetica" style:font-name-complex="Helvetica" style:use-window-font-color="true"/>
    </style:style>
    <style:style style:name="P100" style:parent-style-name="Normalny" style:family="paragraph">
      <style:paragraph-properties fo:text-align="justify"/>
    </style:style>
    <style:style style:name="T101" style:parent-style-name="Domyślnaczcionkaakapitu" style:family="text">
      <style:text-properties style:font-name="Helvetica" style:font-name-complex="Helvetica" style:use-window-font-color="true" fo:font-size="11pt" style:font-size-asian="11pt" style:font-size-complex="11pt"/>
    </style:style>
    <style:style style:name="T102" style:parent-style-name="Domyślnaczcionkaakapitu" style:family="text">
      <style:text-properties style:font-name="Helvetica" style:font-name-complex="Helvetica" style:use-window-font-color="true" fo:font-size="11pt" style:font-size-asian="11pt" style:font-size-complex="11pt"/>
    </style:style>
    <style:style style:name="T103" style:parent-style-name="Domyślnaczcionkaakapitu" style:family="text">
      <style:text-properties style:font-name="Helvetica" style:font-name-complex="Helvetica" style:use-window-font-color="true" fo:font-size="11pt" style:font-size-asian="11pt" style:font-size-complex="11pt"/>
    </style:style>
    <style:style style:name="P104" style:parent-style-name="Normalny" style:family="paragraph">
      <style:paragraph-properties fo:text-align="justify"/>
      <style:text-properties style:font-name="Helvetica" style:font-name-complex="Helvetica" style:use-window-font-color="true"/>
    </style:style>
    <style:style style:name="P105" style:parent-style-name="Normalny" style:family="paragraph">
      <style:paragraph-properties fo:text-align="justify"/>
    </style:style>
    <style:style style:name="T106" style:parent-style-name="Domyślnaczcionkaakapitu" style:family="text">
      <style:text-properties style:font-name="Helvetica" style:font-name-complex="Helvetica" style:use-window-font-color="true" fo:font-size="11pt" style:font-size-asian="11pt" style:font-size-complex="11pt"/>
    </style:style>
    <style:style style:name="T107" style:parent-style-name="Domyślnaczcionkaakapitu" style:family="text">
      <style:text-properties style:font-name="Helvetica" style:font-name-complex="Helvetica" style:use-window-font-color="true" fo:font-size="11pt" style:font-size-asian="11pt" style:font-size-complex="11pt"/>
    </style:style>
    <style:style style:name="T108" style:parent-style-name="Domyślnaczcionkaakapitu" style:family="text">
      <style:text-properties style:font-name="Helvetica" style:font-name-complex="Helvetica" fo:font-weight="bold" style:font-weight-asian="bold" style:use-window-font-color="true" fo:font-size="11pt" style:font-size-asian="11pt" style:font-size-complex="11pt"/>
    </style:style>
    <style:style style:name="T109" style:parent-style-name="Domyślnaczcionkaakapitu" style:family="text">
      <style:text-properties style:font-name="Helvetica" style:font-name-complex="Helvetica" style:use-window-font-color="true" fo:font-size="11pt" style:font-size-asian="11pt" style:font-size-complex="11pt"/>
    </style:style>
    <style:style style:name="T110" style:parent-style-name="Domyślnaczcionkaakapitu" style:family="text">
      <style:text-properties style:font-name="Helvetica" style:font-name-complex="Helvetica" style:use-window-font-color="true" fo:font-size="11pt" style:font-size-asian="11pt" style:font-size-complex="11pt"/>
    </style:style>
    <style:style style:name="P111" style:parent-style-name="Normalny" style:family="paragraph">
      <style:paragraph-properties fo:text-align="justify"/>
      <style:text-properties style:font-name="Helvetica" style:font-name-complex="Helvetica" style:use-window-font-color="true"/>
    </style:style>
    <style:style style:name="P112" style:parent-style-name="Normalny" style:family="paragraph">
      <style:paragraph-properties fo:text-align="justify"/>
    </style:style>
    <style:style style:name="T113" style:parent-style-name="Domyślnaczcionkaakapitu" style:family="text">
      <style:text-properties style:font-name="Helvetica" style:font-name-complex="Helvetica" style:use-window-font-color="true" fo:font-size="11pt" style:font-size-asian="11pt" style:font-size-complex="11pt"/>
    </style:style>
    <style:style style:name="T114" style:parent-style-name="Domyślnaczcionkaakapitu" style:family="text">
      <style:text-properties style:font-name="Helvetica" style:font-name-complex="Helvetica" style:use-window-font-color="true" fo:font-size="11pt" style:font-size-asian="11pt" style:font-size-complex="11pt"/>
    </style:style>
    <style:style style:name="T115" style:parent-style-name="Domyślnaczcionkaakapitu" style:family="text">
      <style:text-properties style:font-name="Helvetica" style:font-name-complex="Helvetica" style:use-window-font-color="true" fo:font-size="11pt" style:font-size-asian="11pt" style:font-size-complex="11pt"/>
    </style:style>
    <style:style style:name="T116" style:parent-style-name="Domyślnaczcionkaakapitu" style:family="text">
      <style:text-properties style:font-name="Helvetica" style:font-name-complex="Helvetica" style:use-window-font-color="true" fo:font-size="11pt" style:font-size-asian="11pt" style:font-size-complex="11pt"/>
    </style:style>
    <style:style style:name="P117" style:parent-style-name="Normalny" style:family="paragraph">
      <style:paragraph-properties fo:text-align="justify"/>
      <style:text-properties style:font-name="Helvetica" style:font-name-complex="Helvetica" style:use-window-font-color="true"/>
    </style:style>
    <style:style style:name="P118" style:parent-style-name="Normalny" style:family="paragraph">
      <style:paragraph-properties fo:text-align="justify"/>
    </style:style>
    <style:style style:name="T119" style:parent-style-name="Domyślnaczcionkaakapitu" style:family="text">
      <style:text-properties style:font-name="Helvetica" style:font-name-complex="Helvetica" style:use-window-font-color="true" fo:font-size="11pt" style:font-size-asian="11pt" style:font-size-complex="11pt"/>
    </style:style>
    <style:style style:name="T120" style:parent-style-name="Domyślnaczcionkaakapitu" style:family="text">
      <style:text-properties style:font-name="Helvetica" style:font-name-complex="Helvetica" style:use-window-font-color="true" fo:font-size="11pt" style:font-size-asian="11pt" style:font-size-complex="11pt"/>
    </style:style>
    <style:style style:name="T121" style:parent-style-name="Domyślnaczcionkaakapitu" style:family="text">
      <style:text-properties style:font-name="Helvetica" style:font-name-complex="Helvetica" style:use-window-font-color="true" fo:font-size="11pt" style:font-size-asian="11pt" style:font-size-complex="11pt"/>
    </style:style>
    <style:style style:name="T122" style:parent-style-name="Domyślnaczcionkaakapitu" style:family="text">
      <style:text-properties style:font-name="Helvetica" style:font-name-complex="Helvetica" style:use-window-font-color="true" fo:font-size="11pt" style:font-size-asian="11pt" style:font-size-complex="11pt"/>
    </style:style>
    <style:style style:name="T123" style:parent-style-name="Domyślnaczcionkaakapitu" style:family="text">
      <style:text-properties style:font-name="Helvetica" style:font-name-complex="Helvetica" style:use-window-font-color="true" fo:font-size="11pt" style:font-size-asian="11pt" style:font-size-complex="11pt"/>
    </style:style>
    <style:style style:name="T124" style:parent-style-name="Domyślnaczcionkaakapitu" style:family="text">
      <style:text-properties style:font-name="Helvetica" style:font-name-complex="Helvetica" style:use-window-font-color="true" fo:font-size="11pt" style:font-size-asian="11pt" style:font-size-complex="11pt"/>
    </style:style>
    <style:style style:name="T125" style:parent-style-name="Domyślnaczcionkaakapitu" style:family="text">
      <style:text-properties style:font-name="Helvetica" style:font-name-complex="Helvetica" style:use-window-font-color="true" fo:font-size="11pt" style:font-size-asian="11pt" style:font-size-complex="11pt"/>
    </style:style>
    <style:style style:name="P126" style:parent-style-name="Normalny" style:family="paragraph">
      <style:paragraph-properties fo:text-align="justify"/>
      <style:text-properties style:font-name="Helvetica" style:font-name-complex="Helvetica" style:use-window-font-color="true"/>
    </style:style>
    <style:style style:name="P127" style:parent-style-name="Normalny" style:family="paragraph">
      <style:paragraph-properties fo:text-align="justify"/>
    </style:style>
    <style:style style:name="T128" style:parent-style-name="Domyślnaczcionkaakapitu" style:family="text">
      <style:text-properties style:font-name="Helvetica" style:font-name-complex="Helvetica" style:use-window-font-color="true" fo:font-size="11pt" style:font-size-asian="11pt" style:font-size-complex="11pt"/>
    </style:style>
    <style:style style:name="T129" style:parent-style-name="Domyślnaczcionkaakapitu" style:family="text">
      <style:text-properties style:font-name="Helvetica" style:font-name-complex="Helvetica" style:use-window-font-color="true" fo:font-size="11pt" style:font-size-asian="11pt" style:font-size-complex="11pt"/>
    </style:style>
    <style:style style:name="T130" style:parent-style-name="Domyślnaczcionkaakapitu" style:family="text">
      <style:text-properties style:font-name="Helvetica" style:font-name-complex="Helvetica" style:use-window-font-color="true" fo:font-size="11pt" style:font-size-asian="11pt" style:font-size-complex="11pt"/>
    </style:style>
    <style:style style:name="T131" style:parent-style-name="Domyślnaczcionkaakapitu" style:family="text">
      <style:text-properties style:font-name="Helvetica" style:font-name-complex="Helvetica" style:use-window-font-color="true" fo:font-size="11pt" style:font-size-asian="11pt" style:font-size-complex="11pt"/>
    </style:style>
    <style:style style:name="T132" style:parent-style-name="Domyślnaczcionkaakapitu" style:family="text">
      <style:text-properties style:font-name="Helvetica" style:font-name-complex="Helvetica" style:use-window-font-color="true" fo:font-size="11pt" style:font-size-asian="11pt" style:font-size-complex="11pt"/>
    </style:style>
    <style:style style:name="P133" style:parent-style-name="Normalny" style:family="paragraph">
      <style:paragraph-properties fo:text-align="justify"/>
      <style:text-properties style:font-name="Helvetica" style:font-name-complex="Helvetica" style:use-window-font-color="true"/>
    </style:style>
    <style:style style:name="P134" style:parent-style-name="Normalny" style:family="paragraph">
      <style:paragraph-properties fo:text-align="justify"/>
    </style:style>
    <style:style style:name="T135" style:parent-style-name="Domyślnaczcionkaakapitu" style:family="text">
      <style:text-properties style:font-name="Helvetica" style:font-name-complex="Helvetica" style:use-window-font-color="true" fo:font-size="11pt" style:font-size-asian="11pt" style:font-size-complex="11pt"/>
    </style:style>
    <style:style style:name="T136" style:parent-style-name="Domyślnaczcionkaakapitu" style:family="text">
      <style:text-properties style:font-name="Helvetica" style:font-name-complex="Helvetica" style:use-window-font-color="true" fo:font-size="11pt" style:font-size-asian="11pt" style:font-size-complex="11pt"/>
    </style:style>
    <style:style style:name="P137" style:parent-style-name="Normalny" style:family="paragraph">
      <style:paragraph-properties fo:text-align="justify"/>
      <style:text-properties style:font-name="Helvetica" style:font-name-complex="Helvetica" style:use-window-font-color="true"/>
    </style:style>
    <style:style style:name="P138" style:parent-style-name="Normalny" style:family="paragraph">
      <style:paragraph-properties fo:text-align="justify"/>
    </style:style>
    <style:style style:name="T139" style:parent-style-name="Domyślnaczcionkaakapitu" style:family="text">
      <style:text-properties style:font-name="Helvetica" style:font-name-complex="Helvetica" style:use-window-font-color="true" fo:font-size="11pt" style:font-size-asian="11pt" style:font-size-complex="11pt"/>
    </style:style>
    <style:style style:name="T140" style:parent-style-name="Domyślnaczcionkaakapitu" style:family="text">
      <style:text-properties style:font-name="Helvetica" style:font-name-complex="Helvetica" style:use-window-font-color="true" fo:font-size="11pt" style:font-size-asian="11pt" style:font-size-complex="11pt"/>
    </style:style>
    <style:style style:name="T141" style:parent-style-name="Domyślnaczcionkaakapitu" style:family="text">
      <style:text-properties style:font-name="Helvetica" style:font-name-complex="Helvetica" style:use-window-font-color="true" fo:font-size="11pt" style:font-size-asian="11pt" style:font-size-complex="11pt"/>
    </style:style>
    <style:style style:name="T142" style:parent-style-name="Domyślnaczcionkaakapitu" style:family="text">
      <style:text-properties style:font-name="Helvetica" style:font-name-complex="Helvetica" style:use-window-font-color="true" fo:font-size="11pt" style:font-size-asian="11pt" style:font-size-complex="11pt"/>
    </style:style>
    <style:style style:name="T143" style:parent-style-name="Domyślnaczcionkaakapitu" style:family="text">
      <style:text-properties style:font-name="Helvetica" style:font-name-complex="Helvetica" style:use-window-font-color="true" fo:font-size="11pt" style:font-size-asian="11pt" style:font-size-complex="11pt"/>
    </style:style>
    <style:style style:name="T144" style:parent-style-name="Domyślnaczcionkaakapitu" style:family="text">
      <style:text-properties style:font-name="Helvetica" style:font-name-complex="Helvetica" style:use-window-font-color="true" fo:font-size="11pt" style:font-size-asian="11pt" style:font-size-complex="11pt"/>
    </style:style>
    <style:style style:name="T145" style:parent-style-name="Domyślnaczcionkaakapitu" style:family="text">
      <style:text-properties style:font-name="Helvetica" style:font-name-complex="Helvetica" style:use-window-font-color="true" fo:font-size="11pt" style:font-size-asian="11pt" style:font-size-complex="11pt"/>
    </style:style>
    <style:style style:name="T146" style:parent-style-name="Domyślnaczcionkaakapitu" style:family="text">
      <style:text-properties style:font-name="Helvetica" style:font-name-complex="Helvetica" style:use-window-font-color="true" fo:font-size="11pt" style:font-size-asian="11pt" style:font-size-complex="11pt"/>
    </style:style>
    <style:style style:name="T147" style:parent-style-name="Domyślnaczcionkaakapitu" style:family="text">
      <style:text-properties style:font-name="Helvetica" style:font-name-complex="Helvetica" style:use-window-font-color="true" fo:font-size="11pt" style:font-size-asian="11pt" style:font-size-complex="11pt"/>
    </style:style>
    <style:style style:name="T148" style:parent-style-name="Domyślnaczcionkaakapitu" style:family="text">
      <style:text-properties style:font-name="Helvetica" style:font-name-complex="Helvetica" style:use-window-font-color="true" fo:font-size="11pt" style:font-size-asian="11pt" style:font-size-complex="11pt"/>
    </style:style>
    <style:style style:name="T149" style:parent-style-name="Domyślnaczcionkaakapitu" style:family="text">
      <style:text-properties style:font-name="Helvetica" style:font-name-complex="Helvetica" style:use-window-font-color="true" fo:font-size="11pt" style:font-size-asian="11pt" style:font-size-complex="11pt"/>
    </style:style>
    <style:style style:name="T150" style:parent-style-name="Domyślnaczcionkaakapitu" style:family="text">
      <style:text-properties style:font-name="Helvetica" style:font-name-complex="Helvetica" style:use-window-font-color="true" fo:font-size="11pt" style:font-size-asian="11pt" style:font-size-complex="11pt"/>
    </style:style>
    <style:style style:name="T151" style:parent-style-name="Domyślnaczcionkaakapitu" style:family="text">
      <style:text-properties style:font-name="Helvetica" style:font-name-complex="Helvetica" style:use-window-font-color="true" fo:font-size="11pt" style:font-size-asian="11pt" style:font-size-complex="11pt"/>
    </style:style>
    <style:style style:name="T152" style:parent-style-name="Domyślnaczcionkaakapitu" style:family="text">
      <style:text-properties style:font-name="Helvetica" style:font-name-complex="Helvetica" style:use-window-font-color="true" fo:font-size="11pt" style:font-size-asian="11pt" style:font-size-complex="11pt"/>
    </style:style>
    <style:style style:name="T153" style:parent-style-name="Domyślnaczcionkaakapitu" style:family="text">
      <style:text-properties style:font-name="Helvetica" style:font-name-complex="Helvetica" style:use-window-font-color="true" fo:font-size="11pt" style:font-size-asian="11pt" style:font-size-complex="11pt"/>
    </style:style>
    <style:style style:name="T154" style:parent-style-name="Domyślnaczcionkaakapitu" style:family="text">
      <style:text-properties style:font-name="Helvetica" style:font-name-complex="Helvetica" style:use-window-font-color="true" fo:font-size="11pt" style:font-size-asian="11pt" style:font-size-complex="11pt"/>
    </style:style>
    <style:style style:name="P155" style:parent-style-name="Normalny" style:family="paragraph">
      <style:paragraph-properties fo:text-align="justify"/>
      <style:text-properties style:font-name="Helvetica" style:font-name-complex="Helvetica" style:use-window-font-color="true"/>
    </style:style>
    <style:style style:name="P156" style:parent-style-name="Normalny" style:family="paragraph">
      <style:paragraph-properties fo:text-align="justify"/>
    </style:style>
    <style:style style:name="T157" style:parent-style-name="Domyślnaczcionkaakapitu" style:family="text">
      <style:text-properties style:font-name="Helvetica" style:font-name-complex="Helvetica" style:use-window-font-color="true" fo:font-size="11pt" style:font-size-asian="11pt" style:font-size-complex="11pt"/>
    </style:style>
    <style:style style:name="T158" style:parent-style-name="Domyślnaczcionkaakapitu" style:family="text">
      <style:text-properties style:font-name="Helvetica" style:font-name-complex="Helvetica" style:use-window-font-color="true" fo:font-size="11pt" style:font-size-asian="11pt" style:font-size-complex="11pt"/>
    </style:style>
    <style:style style:name="T159" style:parent-style-name="Domyślnaczcionkaakapitu" style:family="text">
      <style:text-properties style:font-name="Helvetica" style:font-name-complex="Helvetica" style:use-window-font-color="true" fo:font-size="11pt" style:font-size-asian="11pt" style:font-size-complex="11pt"/>
    </style:style>
    <style:style style:name="T160" style:parent-style-name="Domyślnaczcionkaakapitu" style:family="text">
      <style:text-properties style:font-name="Helvetica" style:font-name-complex="Helvetica" style:use-window-font-color="true" fo:font-size="11pt" style:font-size-asian="11pt" style:font-size-complex="11pt"/>
    </style:style>
    <style:style style:name="T161" style:parent-style-name="Domyślnaczcionkaakapitu" style:family="text">
      <style:text-properties style:font-name="Helvetica" style:font-name-complex="Helvetica" style:use-window-font-color="true" fo:font-size="11pt" style:font-size-asian="11pt" style:font-size-complex="11pt"/>
    </style:style>
    <style:style style:name="T162" style:parent-style-name="Domyślnaczcionkaakapitu" style:family="text">
      <style:text-properties style:font-name="Helvetica" style:font-name-complex="Helvetica" style:use-window-font-color="true" fo:font-size="11pt" style:font-size-asian="11pt" style:font-size-complex="11pt"/>
    </style:style>
    <style:style style:name="P163" style:parent-style-name="Normalny" style:family="paragraph">
      <style:paragraph-properties fo:text-align="justify"/>
      <style:text-properties style:font-name="Helvetica" style:font-name-complex="Helvetica" style:use-window-font-color="true"/>
    </style:style>
    <style:style style:name="P164" style:parent-style-name="Normalny" style:family="paragraph">
      <style:paragraph-properties fo:text-align="justify"/>
    </style:style>
    <style:style style:name="T165" style:parent-style-name="Domyślnaczcionkaakapitu" style:family="text">
      <style:text-properties style:font-name="Helvetica" style:font-name-complex="Helvetica" style:use-window-font-color="true" fo:font-size="11pt" style:font-size-asian="11pt" style:font-size-complex="11pt"/>
    </style:style>
    <style:style style:name="T166" style:parent-style-name="Domyślnaczcionkaakapitu" style:family="text">
      <style:text-properties style:font-name="Helvetica" style:font-name-complex="Helvetica" style:use-window-font-color="true" fo:font-size="11pt" style:font-size-asian="11pt" style:font-size-complex="11pt"/>
    </style:style>
    <style:style style:name="T167" style:parent-style-name="Domyślnaczcionkaakapitu" style:family="text">
      <style:text-properties style:font-name="Helvetica" style:font-name-complex="Helvetica" style:use-window-font-color="true" fo:font-size="11pt" style:font-size-asian="11pt" style:font-size-complex="11pt"/>
    </style:style>
    <style:style style:name="T168" style:parent-style-name="Domyślnaczcionkaakapitu" style:family="text">
      <style:text-properties style:font-name="Helvetica" style:font-name-complex="Helvetica" style:use-window-font-color="true" fo:font-size="11pt" style:font-size-asian="11pt" style:font-size-complex="11pt"/>
    </style:style>
    <style:style style:name="T169" style:parent-style-name="Domyślnaczcionkaakapitu" style:family="text">
      <style:text-properties style:font-name="Helvetica" style:font-name-complex="Helvetica" style:use-window-font-color="true" fo:font-size="11pt" style:font-size-asian="11pt" style:font-size-complex="11pt"/>
    </style:style>
    <style:style style:name="T170" style:parent-style-name="Domyślnaczcionkaakapitu" style:family="text">
      <style:text-properties style:font-name="Helvetica" style:font-name-complex="Helvetica" style:use-window-font-color="true" fo:font-size="11pt" style:font-size-asian="11pt" style:font-size-complex="11pt"/>
    </style:style>
    <style:style style:name="T171" style:parent-style-name="Domyślnaczcionkaakapitu" style:family="text">
      <style:text-properties style:font-name="Helvetica" style:font-name-complex="Helvetica" style:use-window-font-color="true" fo:font-size="11pt" style:font-size-asian="11pt" style:font-size-complex="11pt"/>
    </style:style>
    <style:style style:name="T172" style:parent-style-name="Domyślnaczcionkaakapitu" style:family="text">
      <style:text-properties style:font-name="Helvetica" style:font-name-complex="Helvetica" style:use-window-font-color="true" fo:font-size="11pt" style:font-size-asian="11pt" style:font-size-complex="11pt"/>
    </style:style>
    <style:style style:name="T173" style:parent-style-name="Domyślnaczcionkaakapitu" style:family="text">
      <style:text-properties style:font-name="Helvetica" style:font-name-complex="Helvetica" style:use-window-font-color="true" fo:font-size="11pt" style:font-size-asian="11pt" style:font-size-complex="11pt"/>
    </style:style>
    <style:style style:name="T174" style:parent-style-name="Domyślnaczcionkaakapitu" style:family="text">
      <style:text-properties style:font-name="Helvetica" style:font-name-complex="Helvetica" style:use-window-font-color="true" fo:font-size="11pt" style:font-size-asian="11pt" style:font-size-complex="11pt"/>
    </style:style>
    <style:style style:name="P175" style:parent-style-name="Normalny" style:family="paragraph">
      <style:paragraph-properties fo:text-align="justify"/>
      <style:text-properties style:font-name="Helvetica" style:font-name-complex="Helvetica" style:use-window-font-color="true"/>
    </style:style>
    <style:style style:name="P176" style:parent-style-name="Normalny" style:family="paragraph">
      <style:paragraph-properties fo:text-align="justify"/>
    </style:style>
    <style:style style:name="T177" style:parent-style-name="Domyślnaczcionkaakapitu" style:family="text">
      <style:text-properties style:font-name="Helvetica" style:font-name-complex="Helvetica" style:use-window-font-color="true" fo:font-size="11pt" style:font-size-asian="11pt" style:font-size-complex="11pt"/>
    </style:style>
    <style:style style:name="T178" style:parent-style-name="Domyślnaczcionkaakapitu" style:family="text">
      <style:text-properties style:font-name="Helvetica" style:font-name-complex="Helvetica" style:use-window-font-color="true" fo:font-size="11pt" style:font-size-asian="11pt" style:font-size-complex="11pt"/>
    </style:style>
    <style:style style:name="T179" style:parent-style-name="Domyślnaczcionkaakapitu" style:family="text">
      <style:text-properties style:font-name="Helvetica" style:font-name-complex="Helvetica" style:use-window-font-color="true" fo:font-size="11pt" style:font-size-asian="11pt" style:font-size-complex="11pt"/>
    </style:style>
    <style:style style:name="T180" style:parent-style-name="Domyślnaczcionkaakapitu" style:family="text">
      <style:text-properties style:font-name="Helvetica" style:font-name-complex="Helvetica" style:use-window-font-color="true" fo:font-size="11pt" style:font-size-asian="11pt" style:font-size-complex="11pt"/>
    </style:style>
    <style:style style:name="P181" style:parent-style-name="Normalny" style:family="paragraph">
      <style:paragraph-properties fo:text-align="justify"/>
      <style:text-properties style:font-name="Helvetica" style:font-name-complex="Helvetica" style:use-window-font-color="true"/>
    </style:style>
    <style:style style:name="P182" style:parent-style-name="Normalny" style:family="paragraph">
      <style:paragraph-properties fo:text-align="justify"/>
    </style:style>
    <style:style style:name="T183" style:parent-style-name="Domyślnaczcionkaakapitu" style:family="text">
      <style:text-properties style:font-name="Helvetica" style:font-name-complex="Helvetica" style:use-window-font-color="true" fo:font-size="11pt" style:font-size-asian="11pt" style:font-size-complex="11pt"/>
    </style:style>
    <style:style style:name="T184" style:parent-style-name="Domyślnaczcionkaakapitu" style:family="text">
      <style:text-properties style:font-name="Helvetica" style:font-name-complex="Helvetica" style:use-window-font-color="true" fo:font-size="11pt" style:font-size-asian="11pt" style:font-size-complex="11pt"/>
    </style:style>
    <style:style style:name="T185" style:parent-style-name="Domyślnaczcionkaakapitu" style:family="text">
      <style:text-properties style:font-name="Helvetica" style:font-name-complex="Helvetica" style:use-window-font-color="true" fo:font-size="11pt" style:font-size-asian="11pt" style:font-size-complex="11pt"/>
    </style:style>
    <style:style style:name="T186" style:parent-style-name="Domyślnaczcionkaakapitu" style:family="text">
      <style:text-properties style:font-name="Helvetica" style:font-name-complex="Helvetica" style:use-window-font-color="true" fo:font-size="11pt" style:font-size-asian="11pt" style:font-size-complex="11pt"/>
    </style:style>
    <style:style style:name="T187" style:parent-style-name="Domyślnaczcionkaakapitu" style:family="text">
      <style:text-properties style:font-name="Helvetica" style:font-name-complex="Helvetica" style:use-window-font-color="true" fo:font-size="11pt" style:font-size-asian="11pt" style:font-size-complex="11pt"/>
    </style:style>
    <style:style style:name="P188" style:parent-style-name="Normalny" style:family="paragraph">
      <style:paragraph-properties fo:text-align="justify"/>
      <style:text-properties style:font-name="Helvetica" style:font-name-complex="Helvetica" style:use-window-font-color="true"/>
    </style:style>
    <style:style style:name="P189" style:parent-style-name="Normalny" style:family="paragraph">
      <style:paragraph-properties fo:text-align="justify"/>
    </style:style>
    <style:style style:name="T190" style:parent-style-name="Domyślnaczcionkaakapitu" style:family="text">
      <style:text-properties style:font-name="Helvetica" style:font-name-complex="Helvetica" style:use-window-font-color="true" fo:font-size="11pt" style:font-size-asian="11pt" style:font-size-complex="11pt"/>
    </style:style>
    <style:style style:name="T191" style:parent-style-name="Domyślnaczcionkaakapitu" style:family="text">
      <style:text-properties style:font-name="Helvetica" style:font-name-complex="Helvetica" style:use-window-font-color="true" fo:font-size="11pt" style:font-size-asian="11pt" style:font-size-complex="11pt"/>
    </style:style>
    <style:style style:name="T192" style:parent-style-name="Domyślnaczcionkaakapitu" style:family="text">
      <style:text-properties style:font-name="Helvetica" style:font-name-complex="Helvetica" style:use-window-font-color="true" fo:font-size="11pt" style:font-size-asian="11pt" style:font-size-complex="11pt"/>
    </style:style>
    <style:style style:name="P193" style:parent-style-name="Normalny" style:family="paragraph">
      <style:paragraph-properties fo:text-align="justify"/>
      <style:text-properties style:font-name="Helvetica" style:font-name-complex="Helvetica" style:use-window-font-color="true"/>
    </style:style>
    <style:style style:name="P194" style:parent-style-name="Normalny" style:family="paragraph">
      <style:paragraph-properties fo:text-align="justify"/>
    </style:style>
    <style:style style:name="T195" style:parent-style-name="Domyślnaczcionkaakapitu" style:family="text">
      <style:text-properties style:font-name="Helvetica" style:font-name-complex="Helvetica" style:use-window-font-color="true" fo:font-size="11pt" style:font-size-asian="11pt" style:font-size-complex="11pt"/>
    </style:style>
    <style:style style:name="T196" style:parent-style-name="Domyślnaczcionkaakapitu" style:family="text">
      <style:text-properties style:font-name="Helvetica" style:font-name-complex="Helvetica" style:use-window-font-color="true" fo:font-size="11pt" style:font-size-asian="11pt" style:font-size-complex="11pt"/>
    </style:style>
    <style:style style:name="P197" style:parent-style-name="Normalny" style:family="paragraph">
      <style:paragraph-properties fo:text-align="justify"/>
      <style:text-properties style:font-name="Helvetica" style:font-name-complex="Helvetica" style:use-window-font-color="true"/>
    </style:style>
    <style:style style:name="P198" style:parent-style-name="Normalny" style:family="paragraph">
      <style:paragraph-properties fo:text-align="justify"/>
    </style:style>
    <style:style style:name="T199" style:parent-style-name="Domyślnaczcionkaakapitu" style:family="text">
      <style:text-properties style:font-name="Helvetica" style:font-name-complex="Helvetica" style:use-window-font-color="true" fo:font-size="11pt" style:font-size-asian="11pt" style:font-size-complex="11pt"/>
    </style:style>
    <style:style style:name="T200" style:parent-style-name="Domyślnaczcionkaakapitu" style:family="text">
      <style:text-properties style:font-name="Helvetica" style:font-name-complex="Helvetica" style:use-window-font-color="true" fo:font-size="11pt" style:font-size-asian="11pt" style:font-size-complex="11pt"/>
    </style:style>
    <style:style style:name="P201" style:parent-style-name="Normalny" style:family="paragraph">
      <style:paragraph-properties fo:text-align="justify"/>
      <style:text-properties style:font-name="Helvetica" style:font-name-complex="Helvetica" style:use-window-font-color="true"/>
    </style:style>
    <style:style style:name="P202" style:parent-style-name="Normalny" style:family="paragraph">
      <style:paragraph-properties fo:text-align="justify"/>
    </style:style>
    <style:style style:name="T203" style:parent-style-name="Domyślnaczcionkaakapitu" style:family="text">
      <style:text-properties style:font-name="Helvetica" style:font-name-complex="Helvetica" style:use-window-font-color="true" fo:font-size="11pt" style:font-size-asian="11pt" style:font-size-complex="11pt"/>
    </style:style>
    <style:style style:name="P204" style:parent-style-name="Normalny" style:family="paragraph">
      <style:paragraph-properties fo:text-align="justify"/>
      <style:text-properties style:font-name="Helvetica" style:font-name-complex="Helvetica" style:use-window-font-color="true"/>
    </style:style>
    <style:style style:name="P205" style:parent-style-name="Normalny" style:family="paragraph">
      <style:paragraph-properties fo:text-align="justify"/>
    </style:style>
    <style:style style:name="T206" style:parent-style-name="Domyślnaczcionkaakapitu" style:family="text">
      <style:text-properties style:font-name="Helvetica" style:font-name-complex="Helvetica" style:use-window-font-color="true" fo:font-size="11pt" style:font-size-asian="11pt" style:font-size-complex="11pt"/>
    </style:style>
    <style:style style:name="T207" style:parent-style-name="Domyślnaczcionkaakapitu" style:family="text">
      <style:text-properties style:font-name="Helvetica" style:font-name-complex="Helvetica" style:use-window-font-color="true" fo:font-size="11pt" style:font-size-asian="11pt" style:font-size-complex="11pt"/>
    </style:style>
    <style:style style:name="T208" style:parent-style-name="Domyślnaczcionkaakapitu" style:family="text">
      <style:text-properties style:font-name="Helvetica" style:font-name-complex="Helvetica" style:use-window-font-color="true" fo:font-size="11pt" style:font-size-asian="11pt" style:font-size-complex="11pt"/>
    </style:style>
    <style:style style:name="P209" style:parent-style-name="Normalny" style:family="paragraph">
      <style:paragraph-properties fo:text-align="justify"/>
      <style:text-properties style:font-name="Helvetica" style:font-name-complex="Helvetica" style:use-window-font-color="true"/>
    </style:style>
    <style:style style:name="P210" style:parent-style-name="Normalny" style:family="paragraph">
      <style:paragraph-properties fo:text-align="justify"/>
    </style:style>
    <style:style style:name="T211" style:parent-style-name="Domyślnaczcionkaakapitu" style:family="text">
      <style:text-properties style:font-name="Helvetica" style:font-name-complex="Helvetica" style:use-window-font-color="true" fo:font-size="11pt" style:font-size-asian="11pt" style:font-size-complex="11pt"/>
    </style:style>
    <style:style style:name="T212" style:parent-style-name="Domyślnaczcionkaakapitu" style:family="text">
      <style:text-properties style:font-name="Helvetica" style:font-name-complex="Helvetica" style:use-window-font-color="true" fo:font-size="11pt" style:font-size-asian="11pt" style:font-size-complex="11pt"/>
    </style:style>
    <style:style style:name="T213" style:parent-style-name="Domyślnaczcionkaakapitu" style:family="text">
      <style:text-properties style:font-name="Helvetica" style:font-name-complex="Helvetica" style:use-window-font-color="true" fo:font-size="11pt" style:font-size-asian="11pt" style:font-size-complex="11pt"/>
    </style:style>
    <style:style style:name="T214" style:parent-style-name="Domyślnaczcionkaakapitu" style:family="text">
      <style:text-properties style:font-name="Helvetica" style:font-name-complex="Helvetica" style:use-window-font-color="true" fo:font-size="11pt" style:font-size-asian="11pt" style:font-size-complex="11pt"/>
    </style:style>
    <style:style style:name="P215" style:parent-style-name="Normalny" style:family="paragraph">
      <style:paragraph-properties fo:text-align="justify"/>
      <style:text-properties style:font-name="Helvetica" style:font-name-complex="Helvetica" style:use-window-font-color="true"/>
    </style:style>
    <style:style style:name="P216" style:parent-style-name="Normalny" style:family="paragraph">
      <style:paragraph-properties fo:text-align="justify"/>
    </style:style>
    <style:style style:name="T217" style:parent-style-name="Domyślnaczcionkaakapitu" style:family="text">
      <style:text-properties style:font-name="Helvetica" style:font-name-complex="Helvetica" style:use-window-font-color="true" fo:font-size="11pt" style:font-size-asian="11pt" style:font-size-complex="11pt"/>
    </style:style>
    <style:style style:name="T218" style:parent-style-name="Domyślnaczcionkaakapitu" style:family="text">
      <style:text-properties style:font-name="Helvetica" style:font-name-complex="Helvetica" style:use-window-font-color="true" fo:font-size="11pt" style:font-size-asian="11pt" style:font-size-complex="11pt"/>
    </style:style>
    <style:style style:name="P219" style:parent-style-name="Normalny" style:family="paragraph">
      <style:paragraph-properties fo:text-align="justify"/>
      <style:text-properties style:font-name="Helvetica" style:font-name-complex="Helvetica" style:use-window-font-color="true"/>
    </style:style>
    <style:style style:name="P220" style:parent-style-name="Normalny" style:family="paragraph">
      <style:paragraph-properties fo:text-align="justify"/>
    </style:style>
    <style:style style:name="T221" style:parent-style-name="Domyślnaczcionkaakapitu" style:family="text">
      <style:text-properties style:font-name="Helvetica" style:font-name-complex="Helvetica" style:use-window-font-color="true" fo:font-size="11pt" style:font-size-asian="11pt" style:font-size-complex="11pt"/>
    </style:style>
    <style:style style:name="T222" style:parent-style-name="Domyślnaczcionkaakapitu" style:family="text">
      <style:text-properties style:font-name="Helvetica" style:font-name-complex="Helvetica" style:use-window-font-color="true" fo:font-size="11pt" style:font-size-asian="11pt" style:font-size-complex="11pt"/>
    </style:style>
    <style:style style:name="T223" style:parent-style-name="Domyślnaczcionkaakapitu" style:family="text">
      <style:text-properties style:font-name="Helvetica" style:font-name-complex="Helvetica" style:use-window-font-color="true" fo:font-size="11pt" style:font-size-asian="11pt" style:font-size-complex="11pt"/>
    </style:style>
    <style:style style:name="P224" style:parent-style-name="Normalny" style:family="paragraph">
      <style:paragraph-properties fo:text-align="justify"/>
      <style:text-properties style:font-name="Helvetica" style:font-name-complex="Helvetica" style:use-window-font-color="true"/>
    </style:style>
    <style:style style:name="P225" style:parent-style-name="Normalny" style:family="paragraph">
      <style:paragraph-properties fo:text-align="justify"/>
    </style:style>
    <style:style style:name="T226" style:parent-style-name="Domyślnaczcionkaakapitu" style:family="text">
      <style:text-properties style:font-name="Helvetica" style:font-name-complex="Helvetica" style:use-window-font-color="true" fo:font-size="11pt" style:font-size-asian="11pt" style:font-size-complex="11pt"/>
    </style:style>
    <style:style style:name="P227" style:parent-style-name="Normalny" style:family="paragraph">
      <style:paragraph-properties fo:text-align="justify"/>
      <style:text-properties style:font-name="Helvetica" style:font-name-complex="Helvetica" style:use-window-font-color="true"/>
    </style:style>
    <style:style style:name="P228" style:parent-style-name="Normalny" style:family="paragraph">
      <style:paragraph-properties fo:text-align="justify"/>
    </style:style>
    <style:style style:name="T229" style:parent-style-name="Domyślnaczcionkaakapitu" style:family="text">
      <style:text-properties style:font-name="Helvetica" style:font-name-complex="Helvetica" style:use-window-font-color="true" fo:font-size="11pt" style:font-size-asian="11pt" style:font-size-complex="11pt"/>
    </style:style>
    <style:style style:name="T230" style:parent-style-name="Domyślnaczcionkaakapitu" style:family="text">
      <style:text-properties style:font-name="Helvetica" style:font-name-complex="Helvetica" style:use-window-font-color="true" fo:font-size="11pt" style:font-size-asian="11pt" style:font-size-complex="11pt"/>
    </style:style>
    <style:style style:name="P231" style:parent-style-name="Normalny" style:family="paragraph">
      <style:paragraph-properties fo:text-align="justify"/>
      <style:text-properties style:font-name="Helvetica" style:font-name-complex="Helvetica" style:use-window-font-color="true"/>
    </style:style>
    <style:style style:name="P232" style:parent-style-name="Normalny" style:family="paragraph">
      <style:paragraph-properties fo:text-align="justify"/>
    </style:style>
    <style:style style:name="T233" style:parent-style-name="Domyślnaczcionkaakapitu" style:family="text">
      <style:text-properties style:font-name="Helvetica" style:font-name-complex="Helvetica" style:use-window-font-color="true" fo:font-size="11pt" style:font-size-asian="11pt" style:font-size-complex="11pt"/>
    </style:style>
    <style:style style:name="T234" style:parent-style-name="Domyślnaczcionkaakapitu" style:family="text">
      <style:text-properties style:font-name="Helvetica" style:font-name-complex="Helvetica" style:use-window-font-color="true" fo:font-size="11pt" style:font-size-asian="11pt" style:font-size-complex="11pt"/>
    </style:style>
    <style:style style:name="P235" style:parent-style-name="Normalny" style:family="paragraph">
      <style:paragraph-properties fo:text-align="justify"/>
      <style:text-properties style:font-name="Helvetica" style:font-name-complex="Helvetica" style:use-window-font-color="true"/>
    </style:style>
    <style:style style:name="P236" style:parent-style-name="Normalny" style:family="paragraph">
      <style:paragraph-properties fo:text-align="justify"/>
    </style:style>
    <style:style style:name="T237" style:parent-style-name="Domyślnaczcionkaakapitu" style:family="text">
      <style:text-properties style:font-name="Helvetica" style:font-name-complex="Helvetica" style:use-window-font-color="true" fo:font-size="11pt" style:font-size-asian="11pt" style:font-size-complex="11pt"/>
    </style:style>
    <style:style style:name="T238" style:parent-style-name="Domyślnaczcionkaakapitu" style:family="text">
      <style:text-properties style:font-name="Helvetica" style:font-name-complex="Helvetica" style:use-window-font-color="true" fo:font-size="11pt" style:font-size-asian="11pt" style:font-size-complex="11pt"/>
    </style:style>
    <style:style style:name="T239" style:parent-style-name="Domyślnaczcionkaakapitu" style:family="text">
      <style:text-properties style:font-name="Helvetica" style:font-name-complex="Helvetica" style:use-window-font-color="true" fo:font-size="11pt" style:font-size-asian="11pt" style:font-size-complex="11pt"/>
    </style:style>
    <style:style style:name="T240" style:parent-style-name="Domyślnaczcionkaakapitu" style:family="text">
      <style:text-properties style:font-name="Helvetica" style:font-name-complex="Helvetica" style:use-window-font-color="true" fo:font-size="11pt" style:font-size-asian="11pt" style:font-size-complex="11pt"/>
    </style:style>
    <style:style style:name="P241" style:parent-style-name="Normalny" style:family="paragraph">
      <style:paragraph-properties fo:text-align="justify"/>
      <style:text-properties style:font-name="Helvetica" style:font-name-complex="Helvetica" style:use-window-font-color="true"/>
    </style:style>
    <style:style style:name="P242" style:parent-style-name="Normalny" style:family="paragraph">
      <style:paragraph-properties fo:text-align="justify"/>
    </style:style>
    <style:style style:name="T243" style:parent-style-name="Domyślnaczcionkaakapitu" style:family="text">
      <style:text-properties style:font-name="Helvetica" style:font-name-complex="Helvetica" style:use-window-font-color="true" fo:font-size="11pt" style:font-size-asian="11pt" style:font-size-complex="11pt"/>
    </style:style>
    <style:style style:name="T244" style:parent-style-name="Domyślnaczcionkaakapitu" style:family="text">
      <style:text-properties style:font-name="Helvetica" style:font-name-complex="Helvetica" style:use-window-font-color="true" fo:font-size="11pt" style:font-size-asian="11pt" style:font-size-complex="11pt"/>
    </style:style>
    <style:style style:name="T245" style:parent-style-name="Domyślnaczcionkaakapitu" style:family="text">
      <style:text-properties style:font-name="Helvetica" style:font-name-complex="Helvetica" style:use-window-font-color="true" fo:font-size="11pt" style:font-size-asian="11pt" style:font-size-complex="11pt"/>
    </style:style>
    <style:style style:name="T246" style:parent-style-name="Domyślnaczcionkaakapitu" style:family="text">
      <style:text-properties style:font-name="Helvetica" style:font-name-complex="Helvetica" style:use-window-font-color="true" fo:font-size="11pt" style:font-size-asian="11pt" style:font-size-complex="11pt"/>
    </style:style>
    <style:style style:name="P247" style:parent-style-name="Normalny" style:family="paragraph">
      <style:paragraph-properties fo:text-align="justify"/>
      <style:text-properties style:font-name="Helvetica" style:font-name-complex="Helvetica" style:use-window-font-color="true"/>
    </style:style>
    <style:style style:name="P248" style:parent-style-name="Normalny" style:family="paragraph">
      <style:paragraph-properties fo:text-align="justify"/>
    </style:style>
    <style:style style:name="T249" style:parent-style-name="Domyślnaczcionkaakapitu" style:family="text">
      <style:text-properties style:font-name="Helvetica" style:font-name-complex="Helvetica" style:use-window-font-color="true" fo:font-size="11pt" style:font-size-asian="11pt" style:font-size-complex="11pt"/>
    </style:style>
    <style:style style:name="T250" style:parent-style-name="Domyślnaczcionkaakapitu" style:family="text">
      <style:text-properties style:font-name="Helvetica" style:font-name-complex="Helvetica" style:use-window-font-color="true" fo:font-size="11pt" style:font-size-asian="11pt" style:font-size-complex="11pt"/>
    </style:style>
    <style:style style:name="T251" style:parent-style-name="Domyślnaczcionkaakapitu" style:family="text">
      <style:text-properties style:font-name="Helvetica" style:font-name-complex="Helvetica" style:use-window-font-color="true" fo:font-size="11pt" style:font-size-asian="11pt" style:font-size-complex="11pt"/>
    </style:style>
    <style:style style:name="T252" style:parent-style-name="Domyślnaczcionkaakapitu" style:family="text">
      <style:text-properties style:font-name="Helvetica" style:font-name-complex="Helvetica" style:use-window-font-color="true" fo:font-size="11pt" style:font-size-asian="11pt" style:font-size-complex="11pt"/>
    </style:style>
    <style:style style:name="T253" style:parent-style-name="Domyślnaczcionkaakapitu" style:family="text">
      <style:text-properties style:font-name="Helvetica" style:font-name-complex="Helvetica" style:use-window-font-color="true" fo:font-size="11pt" style:font-size-asian="11pt" style:font-size-complex="11pt"/>
    </style:style>
    <style:style style:name="P254" style:parent-style-name="Normalny" style:family="paragraph">
      <style:paragraph-properties fo:text-align="justify"/>
      <style:text-properties style:font-name="Helvetica" style:font-name-complex="Helvetica" style:use-window-font-color="true"/>
    </style:style>
    <style:style style:name="P255" style:parent-style-name="Normalny" style:family="paragraph">
      <style:paragraph-properties fo:text-align="justify"/>
    </style:style>
    <style:style style:name="T256" style:parent-style-name="Domyślnaczcionkaakapitu" style:family="text">
      <style:text-properties style:font-name="Helvetica" style:font-name-complex="Helvetica" style:use-window-font-color="true" fo:font-size="11pt" style:font-size-asian="11pt" style:font-size-complex="11pt"/>
    </style:style>
    <style:style style:name="T257" style:parent-style-name="Domyślnaczcionkaakapitu" style:family="text">
      <style:text-properties style:font-name="Helvetica" style:font-name-complex="Helvetica" style:use-window-font-color="true" fo:font-size="11pt" style:font-size-asian="11pt" style:font-size-complex="11pt"/>
    </style:style>
    <style:style style:name="T258" style:parent-style-name="Domyślnaczcionkaakapitu" style:family="text">
      <style:text-properties style:font-name="Helvetica" style:font-name-complex="Helvetica" style:use-window-font-color="true" fo:font-size="11pt" style:font-size-asian="11pt" style:font-size-complex="11pt"/>
    </style:style>
    <style:style style:name="T259" style:parent-style-name="Domyślnaczcionkaakapitu" style:family="text">
      <style:text-properties style:font-name="Helvetica" style:font-name-complex="Helvetica" style:use-window-font-color="true" fo:font-size="11pt" style:font-size-asian="11pt" style:font-size-complex="11pt"/>
    </style:style>
    <style:style style:name="T260" style:parent-style-name="Domyślnaczcionkaakapitu" style:family="text">
      <style:text-properties style:font-name="Helvetica" style:font-name-complex="Helvetica" style:use-window-font-color="true" fo:font-size="11pt" style:font-size-asian="11pt" style:font-size-complex="11pt"/>
    </style:style>
    <style:style style:name="T261" style:parent-style-name="Domyślnaczcionkaakapitu" style:family="text">
      <style:text-properties style:font-name="Helvetica" style:font-name-complex="Helvetica" style:use-window-font-color="true" fo:font-size="11pt" style:font-size-asian="11pt" style:font-size-complex="11pt"/>
    </style:style>
    <style:style style:name="T262" style:parent-style-name="Domyślnaczcionkaakapitu" style:family="text">
      <style:text-properties style:font-name="Helvetica" style:font-name-complex="Helvetica" style:use-window-font-color="true" fo:font-size="11pt" style:font-size-asian="11pt" style:font-size-complex="11pt"/>
    </style:style>
    <style:style style:name="P263" style:parent-style-name="Normalny" style:family="paragraph">
      <style:paragraph-properties fo:text-align="justify"/>
      <style:text-properties style:font-name="Helvetica" style:font-name-complex="Helvetica" style:use-window-font-color="true"/>
    </style:style>
    <style:style style:name="P264" style:parent-style-name="Normalny" style:family="paragraph">
      <style:paragraph-properties fo:text-align="justify"/>
    </style:style>
    <style:style style:name="T265" style:parent-style-name="Domyślnaczcionkaakapitu" style:family="text">
      <style:text-properties style:font-name="Helvetica" style:font-name-complex="Helvetica" style:use-window-font-color="true" fo:font-size="11pt" style:font-size-asian="11pt" style:font-size-complex="11pt"/>
    </style:style>
    <style:style style:name="T266" style:parent-style-name="Domyślnaczcionkaakapitu" style:family="text">
      <style:text-properties style:font-name="Helvetica" style:font-name-complex="Helvetica" fo:font-weight="bold" style:font-weight-asian="bold" style:use-window-font-color="true" fo:font-size="11pt" style:font-size-asian="11pt" style:font-size-complex="11pt"/>
    </style:style>
    <style:style style:name="T267" style:parent-style-name="Domyślnaczcionkaakapitu" style:family="text">
      <style:text-properties style:font-name="Helvetica" style:font-name-complex="Helvetica" fo:font-weight="bold" style:font-weight-asian="bold" style:use-window-font-color="true" fo:font-size="11pt" style:font-size-asian="11pt" style:font-size-complex="11pt"/>
    </style:style>
    <style:style style:name="P268" style:parent-style-name="Normalny" style:family="paragraph">
      <style:paragraph-properties fo:text-align="justify"/>
      <style:text-properties style:font-name="Helvetica" style:font-name-complex="Helvetica" style:use-window-font-color="true"/>
    </style:style>
    <style:style style:name="P269" style:parent-style-name="Normalny" style:family="paragraph">
      <style:paragraph-properties fo:text-align="justify"/>
    </style:style>
    <style:style style:name="T270" style:parent-style-name="Domyślnaczcionkaakapitu" style:family="text">
      <style:text-properties style:font-name="Helvetica" style:font-name-complex="Helvetica" style:use-window-font-color="true" fo:font-size="11pt" style:font-size-asian="11pt" style:font-size-complex="11pt"/>
    </style:style>
    <style:style style:name="T271" style:parent-style-name="Domyślnaczcionkaakapitu" style:family="text">
      <style:text-properties style:font-name="Helvetica" style:font-name-complex="Helvetica" style:use-window-font-color="true" fo:font-size="11pt" style:font-size-asian="11pt" style:font-size-complex="11pt"/>
    </style:style>
    <style:style style:name="T272" style:parent-style-name="Domyślnaczcionkaakapitu" style:family="text">
      <style:text-properties style:font-name="Helvetica" style:font-name-complex="Helvetica" style:use-window-font-color="true" fo:font-size="11pt" style:font-size-asian="11pt" style:font-size-complex="11pt"/>
    </style:style>
    <style:style style:name="T273" style:parent-style-name="Domyślnaczcionkaakapitu" style:family="text">
      <style:text-properties style:font-name="Helvetica" style:font-name-complex="Helvetica" style:use-window-font-color="true" fo:font-size="11pt" style:font-size-asian="11pt" style:font-size-complex="11pt"/>
    </style:style>
    <style:style style:name="T274" style:parent-style-name="Domyślnaczcionkaakapitu" style:family="text">
      <style:text-properties style:font-name="Helvetica" style:font-name-complex="Helvetica" style:use-window-font-color="true" fo:font-size="11pt" style:font-size-asian="11pt" style:font-size-complex="11pt"/>
    </style:style>
    <style:style style:name="P275" style:parent-style-name="Normalny" style:family="paragraph">
      <style:paragraph-properties fo:text-align="justify"/>
      <style:text-properties style:font-name="Helvetica" style:font-name-complex="Helvetica" style:use-window-font-color="true"/>
    </style:style>
    <style:style style:name="P276" style:parent-style-name="Normalny" style:family="paragraph">
      <style:paragraph-properties fo:text-align="justify"/>
    </style:style>
    <style:style style:name="T277" style:parent-style-name="Domyślnaczcionkaakapitu" style:family="text">
      <style:text-properties style:font-name="Helvetica" style:font-name-complex="Helvetica" style:use-window-font-color="true" fo:font-size="11pt" style:font-size-asian="11pt" style:font-size-complex="11pt"/>
    </style:style>
    <style:style style:name="T278" style:parent-style-name="Domyślnaczcionkaakapitu" style:family="text">
      <style:text-properties style:font-name="Helvetica" style:font-name-complex="Helvetica" fo:font-weight="bold" style:font-weight-asian="bold" style:use-window-font-color="true" fo:font-size="11pt" style:font-size-asian="11pt" style:font-size-complex="11pt"/>
    </style:style>
    <style:style style:name="T279" style:parent-style-name="Domyślnaczcionkaakapitu" style:family="text">
      <style:text-properties style:font-name="Helvetica" style:font-name-complex="Helvetica" fo:font-weight="bold" style:font-weight-asian="bold" style:use-window-font-color="true" fo:font-size="11pt" style:font-size-asian="11pt" style:font-size-complex="11pt"/>
    </style:style>
    <style:style style:name="P280" style:parent-style-name="Normalny" style:family="paragraph">
      <style:paragraph-properties fo:text-align="justify"/>
      <style:text-properties style:font-name="Helvetica" style:font-name-complex="Helvetica" style:use-window-font-color="true"/>
    </style:style>
    <style:style style:name="P281" style:parent-style-name="Normalny" style:family="paragraph">
      <style:paragraph-properties fo:text-align="justify"/>
    </style:style>
    <style:style style:name="T282" style:parent-style-name="Domyślnaczcionkaakapitu" style:family="text">
      <style:text-properties style:font-name="Helvetica" style:font-name-complex="Helvetica" style:use-window-font-color="true" fo:font-size="11pt" style:font-size-asian="11pt" style:font-size-complex="11pt"/>
    </style:style>
    <style:style style:name="T283" style:parent-style-name="Domyślnaczcionkaakapitu" style:family="text">
      <style:text-properties style:font-name="Helvetica" style:font-name-complex="Helvetica" style:use-window-font-color="true" fo:font-size="11pt" style:font-size-asian="11pt" style:font-size-complex="11pt"/>
    </style:style>
    <style:style style:name="T284" style:parent-style-name="Domyślnaczcionkaakapitu" style:family="text">
      <style:text-properties style:font-name="Helvetica" style:font-name-complex="Helvetica" style:use-window-font-color="true" fo:font-size="11pt" style:font-size-asian="11pt" style:font-size-complex="11pt"/>
    </style:style>
    <style:style style:name="T285" style:parent-style-name="Domyślnaczcionkaakapitu" style:family="text">
      <style:text-properties style:font-name="Helvetica" style:font-name-complex="Helvetica" style:use-window-font-color="true" fo:font-size="11pt" style:font-size-asian="11pt" style:font-size-complex="11pt"/>
    </style:style>
    <style:style style:name="T286" style:parent-style-name="Domyślnaczcionkaakapitu" style:family="text">
      <style:text-properties style:font-name="Helvetica" style:font-name-complex="Helvetica" style:use-window-font-color="true" fo:font-size="11pt" style:font-size-asian="11pt" style:font-size-complex="11pt"/>
    </style:style>
    <style:style style:name="T287" style:parent-style-name="Domyślnaczcionkaakapitu" style:family="text">
      <style:text-properties style:font-name="Helvetica" style:font-name-complex="Helvetica" style:use-window-font-color="true" fo:font-size="11pt" style:font-size-asian="11pt" style:font-size-complex="11pt"/>
    </style:style>
    <style:style style:name="T288" style:parent-style-name="Domyślnaczcionkaakapitu" style:family="text">
      <style:text-properties style:font-name="Helvetica" style:font-name-complex="Helvetica" style:use-window-font-color="true" fo:font-size="11pt" style:font-size-asian="11pt" style:font-size-complex="11pt"/>
    </style:style>
    <style:style style:name="P289" style:parent-style-name="Normalny" style:family="paragraph">
      <style:paragraph-properties fo:text-align="justify"/>
      <style:text-properties style:font-name="Helvetica" style:font-name-complex="Helvetica" style:use-window-font-color="true"/>
    </style:style>
    <style:style style:name="P290" style:parent-style-name="Normalny" style:family="paragraph">
      <style:paragraph-properties fo:text-align="justify"/>
    </style:style>
    <style:style style:name="T291" style:parent-style-name="Domyślnaczcionkaakapitu" style:family="text">
      <style:text-properties style:font-name="Helvetica" style:font-name-complex="Helvetica" style:use-window-font-color="true" fo:font-size="11pt" style:font-size-asian="11pt" style:font-size-complex="11pt"/>
    </style:style>
    <style:style style:name="T292" style:parent-style-name="Domyślnaczcionkaakapitu" style:family="text">
      <style:text-properties style:font-name="Helvetica" style:font-name-complex="Helvetica" style:use-window-font-color="true" fo:font-size="11pt" style:font-size-asian="11pt" style:font-size-complex="11pt"/>
    </style:style>
    <style:style style:name="TableRow293" style:family="table-row">
      <style:table-row-properties style:use-optimal-row-height="false"/>
    </style:style>
    <style:style style:name="TableCell294" style:family="table-cell">
      <style:table-cell-properties fo:border-top="none" fo:border-left="0.0069in solid #FFFFFF" fo:border-bottom="0.0069in solid #FFFFFF" fo:border-right="0.0069in solid #FFFFFF" fo:background-color="#FFFFFF" fo:padding-top="0.0347in" fo:padding-left="0.0347in" fo:padding-bottom="0.0347in" fo:padding-right="0.0347in"/>
    </style:style>
    <style:style style:name="P295" style:parent-style-name="Normalny" style:family="paragraph">
      <style:paragraph-properties fo:text-align="justify"/>
      <style:text-properties style:font-name="Times New Roman" style:font-name-complex="Times New Roman" style:use-window-font-color="true"/>
    </style:style>
    <style:style style:name="TableCell296" style:family="table-cell">
      <style:table-cell-properties fo:border-top="none" fo:border-left="0.0069in solid #FFFFFF" fo:border-bottom="0.0069in solid #FFFFFF" fo:border-right="0.0069in solid #FFFFFF" fo:background-color="#FFFFFF" fo:padding-top="0.0347in" fo:padding-left="0.0347in" fo:padding-bottom="0.0347in" fo:padding-right="0.0347in"/>
    </style:style>
    <style:style style:name="P297" style:parent-style-name="Normalny" style:family="paragraph">
      <style:paragraph-properties fo:text-align="justify"/>
      <style:text-properties style:font-name="Times New Roman" style:font-name-complex="Times New Roman" style:use-window-font-color="true"/>
    </style:style>
    <style:style style:name="P298" style:parent-style-name="Normalny" style:family="paragraph">
      <style:paragraph-properties fo:text-align="justify"/>
    </style:style>
  </office:automatic-styles>
  <office:body>
    <office:text text:use-soft-page-breaks="true">
      <text:p text:style-name="P1"><text:span text:style-name="T14">II OSK 688/06 - Wyrok</text:span></text:p>
      <text:p text:style-name="P15"/>
      <table:table table:style-name="Table16">
        <table:table-columns>
          <table:table-column table:style-name="TableColumn17"/>
          <table:table-column table:style-name="TableColumn18"/>
        </table:table-columns>
        <table:table-row table:style-name="TableRow19">
          <table:table-cell table:style-name="TableCell20">
            <text:p text:style-name="P21"><text:span text:style-name="T22">Data orzeczenia</text:span></text:p>
          </table:table-cell>
          <table:table-cell table:style-name="TableCell23">
            <text:p text:style-name="P24">2007-04-27</text:p>
          </table:table-cell>
        </table:table-row>
        <table:table-row table:style-name="TableRow25">
          <table:table-cell table:style-name="TableCell26">
            <text:p text:style-name="P27"><text:span text:style-name="T28">Data wpływu</text:span></text:p>
          </table:table-cell>
          <table:table-cell table:style-name="TableCell29">
            <text:p text:style-name="P30">2006-05-15</text:p>
          </table:table-cell>
        </table:table-row>
        <table:table-row table:style-name="TableRow31">
          <table:table-cell table:style-name="TableCell32">
            <text:p text:style-name="P33"><text:span text:style-name="T34">Sąd</text:span></text:p>
          </table:table-cell>
          <table:table-cell table:style-name="TableCell35">
            <text:p text:style-name="P36">Naczelny Sąd Administracyjny</text:p>
          </table:table-cell>
        </table:table-row>
        <table:table-row table:style-name="TableRow37">
          <table:table-cell table:style-name="TableCell38">
            <text:p text:style-name="P39"><text:span text:style-name="T40">Sędziowie</text:span></text:p>
          </table:table-cell>
          <table:table-cell table:style-name="TableCell41">
            <text:p text:style-name="P42">Andrzej Gliniecki /przewodniczący/</text:p>
            <text:p text:style-name="P43">Jerzy Stankowski /sprawozdawca/</text:p>
            <text:p text:style-name="P44">Zygmunt Niewiadomski</text:p>
          </table:table-cell>
        </table:table-row>
        <table:table-row table:style-name="TableRow45">
          <table:table-cell table:style-name="TableCell46">
            <text:p text:style-name="P47"><text:span text:style-name="T48">Symbol z opisem</text:span></text:p>
          </table:table-cell>
          <table:table-cell table:style-name="TableCell49">
            <text:p text:style-name="P50">6019 Inne, o symbolu podstawowym 601</text:p>
          </table:table-cell>
        </table:table-row>
        <table:table-row table:style-name="TableRow51">
          <table:table-cell table:style-name="TableCell52">
            <text:p text:style-name="P53"><text:span text:style-name="T54">Hasła tematyczne</text:span></text:p>
          </table:table-cell>
          <table:table-cell table:style-name="TableCell55">
            <text:p text:style-name="P56">Budowlane prawo</text:p>
          </table:table-cell>
        </table:table-row>
        <table:table-row table:style-name="TableRow57">
          <table:table-cell table:style-name="TableCell58">
            <text:p text:style-name="P59"><text:span text:style-name="T60">Sygn. powiązane</text:span></text:p>
          </table:table-cell>
          <table:table-cell table:style-name="TableCell61">
            <text:p text:style-name="P62">II SA/Lu 78/06</text:p>
          </table:table-cell>
        </table:table-row>
        <table:table-row table:style-name="TableRow63">
          <table:table-cell table:style-name="TableCell64">
            <text:p text:style-name="P65"><text:span text:style-name="T66">Skarżony organ</text:span></text:p>
          </table:table-cell>
          <table:table-cell table:style-name="TableCell67">
            <text:p text:style-name="P68">Wojewoda</text:p>
          </table:table-cell>
        </table:table-row>
        <table:table-row table:style-name="TableRow69">
          <table:table-cell table:style-name="TableCell70">
            <text:p text:style-name="P71"><text:span text:style-name="T72">Treść wyniku</text:span></text:p>
          </table:table-cell>
          <table:table-cell table:style-name="TableCell73">
            <text:p text:style-name="P74">Uchylono zaskarżony wyrok i przekazano sprawę do ponownego rozpoznania przez<text:s/>Wojewódzki Sąd Administracyjny</text:p>
          </table:table-cell>
        </table:table-row>
        <table:table-row table:style-name="TableRow75">
          <table:table-cell table:style-name="TableCell76">
            <text:p text:style-name="P77"><text:span text:style-name="T78">Powołane przepisy</text:span></text:p>
          </table:table-cell>
          <table:table-cell table:style-name="TableCell79">
            <text:p text:style-name="P80">Dz.U. 2000 nr 106 poz 1126; art. 30 ust. 6 pkt 1; <text:s/>Ustawa z dnia 7 lipca 1994 r. - Prawo budowlane - tekst jednolity.</text:p>
          </table:table-cell>
        </table:table-row>
        <table:table-row table:style-name="TableRow81">
          <table:table-cell table:style-name="TableCell82" table:number-columns-spanned="2">
            <text:p text:style-name="P83"><text:span text:style-name="T84">Sentencja</text:span></text:p>
            <text:p text:style-name="P85"><text:span text:style-name="T86">Naczelny Sąd Administracyjny w składzie: Przewodniczący: sędzia NSA Andrzej<text:s/></text:span><text:span text:style-name="T87">Gliniecki Sędziowie sędzia NSA Zygmunt Niewiadomski sędzia NSA Jerzy Stankowski /spr./ Protokolant Marcin Sikorski po rozpoznaniu w dniu 27 kwietnia 2007 r. na rozprawie w Izbie Ogólnoadministracyjnej skargi kasacyjnej B. M. od wyroku Wojewódzkiego Sądu Ad</text:span><text:span text:style-name="T88">ministracyjnego w Lublinie z dnia 28 lutego 2006 r., sygn. akt II SA/Lu 78/06 w sprawie ze skargi B. M. na decyzję Wojewody Lubelskiego z dnia [...] grudnia 2005 r., nr [...] w przedmiocie sprzeciwu do zgłoszenia zamiaru wykonania robót budowlanych 1. uchy</text:span><text:span text:style-name="T89">la zaskarżony wyrok i przekazuje sprawę do ponownego rozpoznania Wojewódzkiemu Sądowi Administracyjnemu w Lublinie, 2. zasądza od Wojewody Lubelskiego na rzecz B. M. kwotę 550 ( pięćset pięćdziesiąt ) zł tytułem zwrotu kosztów postępowania kasacyjnego</text:span></text:p>
          </table:table-cell>
          <table:covered-table-cell/>
        </table:table-row>
        <table:table-row table:style-name="TableRow90">
          <table:table-cell table:style-name="TableCell91" table:number-columns-spanned="2">
            <text:p text:style-name="P92"><text:span text:style-name="T93">Uzasadnienie</text:span></text:p>
            <text:p text:style-name="P94"><text:span text:style-name="T95">II OSK 688/06</text:span></text:p>
            <text:p text:style-name="P96"/>
            <text:p text:style-name="P97"><text:span text:style-name="T98">UZASADNIENIE</text:span></text:p>
            <text:p text:style-name="P99"/>
            <text:p text:style-name="P100"><text:span text:style-name="T101">Zaskarżonym wyrokiem z dnia 28 lutego 2006 r. Wojewódzki Sąd Administracyjny w Lublinie oddalił skargę B. M. na decyzję Wojewody Lubelskiego z dnia [...] grudnia 2005 r. nr [...] utrzymującą w mocy decyzję Starosty</text:span><text:span text:style-name="T102"><text:s/>Ś. z dnia [...] października 2005 r. nr [...] wydaną w przedmiocie sprzeciwu od złożonego przez skarżącego zgłoszenia wymiany kominów, wymiany pokrycia dachowego, wymiany trzech okien w lukarnach oraz wykonaniu jednej lukarny i wbudowaniu dwóch okien poła</text:span><text:span text:style-name="T103">ciowych w budynku znajdującym się w miejscowości S. nr [...], gm. T.</text:span></text:p>
            <text:p text:style-name="P104"/>
            <text:p text:style-name="P105"><text:span text:style-name="T106">Zgłaszając sprzeciw, na podstawie art. 30 ust. 6 ustawy z dnia 7 lipca 1994 r. Prawo budowlane (Dz. U. z 2003 r. Nr 207, poz. 2016, z późn. zm.) oraz art. 104 ustawy z dnia 14 czerwca 19</text:span><text:span text:style-name="T107">60 r. Kodeks postępowania administracyjnego (Dz. U. z 2000 r. Nr 98, poz. 1071), Starosta Ś. podał, że na<text:s/></text:span><text:span text:style-name="T108">roboty budowlane, polegające na wykonaniu lukarny oraz wbudowaniu okien połaciowych wymagane jest pozwolenie na budowę</text:span><text:span text:style-name="T109"><text:s/>(art. 28 Prawa budowlanego). Po</text:span><text:span text:style-name="T110">zostałe roboty mogą być wykonywane na podstawie zgłoszenia, po złożeniu odrębnego wniosku wraz z dokumentami wymienionymi w art. 30 ust. 2 ustawy.</text:span></text:p>
            <text:p text:style-name="P111"/>
            <text:p text:style-name="P112"><text:span text:style-name="T113">W odwołaniu od decyzji organu pierwszej instancji B. M. zarzucił, iż na wykonanie lukarny i wstawienie dwóch</text:span><text:span text:style-name="T114"><text:s/>okien połaciowych nie jest wymagane pozwolenie na budowę, co wynika z analizy przepisów art. 3 pkt 12 w zw. z pkt 6 i 7 ustawy Prawo budowlane. Skarżący zarzucił<text:s/></text:span><text:soft-page-break/><text:span text:style-name="T115">ponadto, że w razie konieczności uzupełnienia zgłoszenia organ powinien wydać postanowienie n</text:span><text:span text:style-name="T116">akładające na inwestora obowiązek uzupełnienia w określonym terminie brakujących dokumentów, a dopiero w razie ich niezłożenia może być wniesiony sprzeciw.</text:span></text:p>
            <text:p text:style-name="P117"/>
            <text:p text:style-name="P118"><text:span text:style-name="T119">Decyzją z dnia [...] grudnia 2005 r. Wojewoda Lubelski, na podstawie art. 138 § 1 pkt 1 ustawy z dn</text:span><text:span text:style-name="T120">ia 14 czerwca 1960 r. Kodeks postępowania administracyjnego, art. 80 ust. 1 pkt 2, art. 81 ust. 1 pkt 1 i 2 ustawy z dnia 7 lipca 1994 r. Prawo budowlane, utrzymał w mocy decyzję Starosty Ś. W uzasadnieniu stwierdził, że przepisy art. 29 i 30 ustawy Prawo<text:s/></text:span><text:span text:style-name="T121">budowlane określają zakres robót, których wykonanie podlega obowiązkowi zgłoszenia właściwemu organowi. Przepis art. 30 ust. 2 ustawy zawiera wymogi formalne zgłoszenia oraz dokumenty, które należy dołączyć. W razie konieczności uzupełnienia zgłoszenia wła</text:span><text:span text:style-name="T122">ściwy organ nakłada, w drodze postanowienia, obowiązek uzupełnienia w określonym terminie dokumentów. Organ drugiej instancji wskazał również, że remontem jest wykonywanie w istniejącym obiekcie budowlanym robót budowlanych polegających na odtworzeniu stan</text:span><text:span text:style-name="T123">u pierwotnego, nie stanowiących bieżącej konserwacji (art. 3 pkt 8 Prawa budowlanego). Z zakresu wniosku inwestora wynika, że remont dotyczy wymiany kominów, pokrycia dachowego i trzech okien w lukarnach, nie jest natomiast remontem budowa nowej lukarny i<text:s/></text:span><text:span text:style-name="T124">wbudowanie dwóch okien połaciowych. Zgodnie z przepisem art. 28 ustawy Prawo budowlane roboty te wymagają pozwolenia na budowę. Wniosek inwestora stanowił integralną całość. Przekroczenie zakresu robót, które można wykonywać jedynie na podstawie zgłoszenia</text:span><text:span text:style-name="T125">, jak i niekompletność wniosku dawały organowi pierwszej instancji podstawę do wniesienia sprzeciwu.</text:span></text:p>
            <text:p text:style-name="P126"/>
            <text:p text:style-name="P127"><text:span text:style-name="T128">Od decyzji Wojewody Lubelskiego B. M. wniósł skargę, domagając się uchylenia decyzji organu pierwszej i drugiej instancji. Zarzucił, że organy administrac</text:span><text:span text:style-name="T129">ji ograniczyły się do powołania przepisów art. 29 i 30 ustawy Prawo budowlane, co w ocenie skarżącego było całkowicie błędne. Decyzja Starosty Ś. podjęta została bez wyjaśnienia stanu faktycznego sprawy i bez udziału strony, co naruszyło przepisy art. 7 i<text:s/></text:span><text:span text:style-name="T130">10 k.p.a. W ocenie skarżącego nie było intencją ustawodawcy tak szerokie rozumienie przepisu art. 29 ustawy Prawo budowlane, jak to prezentuje organ. Instytucja sprzeciwu może być zastosowana w ściśle określonych sytuacjach i na pewno nie w przypadkach, gd</text:span><text:span text:style-name="T131">y wymagane jest pozwolenie na budowę. Skarżący podniósł ponadto, że właściciel budynku obowiązany jest utrzymywać go w należytym stanie technicznym, co w praktyce oznacza obowiązek wykonywania bieżącej konserwacji i remontów obiektu. Dlatego zdaniem skarżą</text:span><text:span text:style-name="T132">cego decyzje organów obu instancji wydane zostały z rażącym naruszeniem prawa.</text:span></text:p>
            <text:p text:style-name="P133"/>
            <text:p text:style-name="P134"><text:span text:style-name="T135">W odpowiedzi na skargę Wojewoda Lubelski wniósł o jej oddalenie, podtrzymując argumentacje zawartą w uzasadnieniu zaskarżonej decyzji oraz podnosząc dodatkowo, że wynikający z<text:s/></text:span><text:span text:style-name="T136">art. 61 Prawa budowlanego obowiązek utrzymania obiektu w należytym stanie technicznym nie zwalnia zainteresowanego od zgłaszania zamiaru dokonywania niezbędnych remontów w sposób zgodny z prawem.</text:span></text:p>
            <text:p text:style-name="P137"/>
            <text:p text:style-name="P138"><text:span text:style-name="T139">Wyrokiem z dnia 28 lutego 2006 r. Wojewódzki Sąd Administra</text:span><text:span text:style-name="T140">cyjny w Lublinie oddalił skargę. W uzasadnieniu podał, iż w myśl przepisu art. 28 ust. 1 Prawa budowlanego, roboty budowlane można rozpocząć jedynie na podstawie ostatecznej decyzji o pozwoleniu na budowę, z zastrzeżeniem art. 29-31. Przepis art. 29 ust. 1</text:span><text:span text:style-name="T141"><text:s/>ustawy, w brzmieniu obowiązującym od dnia 26 września 2005 r. (Dz. U. z 2005 r. Nr 163, poz. 1364), wymienia w pkt 1 - 27 obiekty, których budowa nie wymaga pozwolenia na budowę, a art. 29 ust. 2 pkt 1, 4-6, 9-16 wskazuje, jakie roboty budowlane, inne niż</text:span><text:span text:style-name="T142"><text:s/>budowa, nie wymagają pozwolenia na budowę. Sąd wskazał, iż jednocześnie przepis art. 30 wprowadza wymóg dokonania zgłoszenia niektórych robót nie wymagających uzyskania pozwolenia na budowę, wymienionych w art. 29 ust. 1 i 2 Prawa budowlanego. Skarżący zg</text:span><text:span text:style-name="T143">łosił zamiar wykonania robót budowlanych, polegających na wymianie kominów, pokrycia dachowego oraz trzech okien typu lukarna, a także zamontowaniu jednego okna typu lukarna i dwóch podwójnych okien typu połaciowego.<text:s/></text:span><text:soft-page-break/><text:span text:style-name="T144">Jego zdaniem organy obu instancji prawi</text:span><text:span text:style-name="T145">dłowo ustaliły, że roboty polegające na wymianie kominów, pokrycia dachowego i trzech okien nie wymagają pozwolenia na budowę, a jedynie zgłoszenia, natomiast wymaga pozwolenia na budowę wykonanie nowego okna typu lukarna i dwóch okien typu połaciowego. W<text:s/></text:span><text:span text:style-name="T146">myśl art. 30 ust. 1 pkt 2 Prawa budowlanego zgłoszenia właściwemu organowi wymaga wykonywanie robót budowlanych, o których mowa w art. 29 ust. 2 pkt 1, 4 - 6 oraz 9-13 ustawy. Roboty budowlane wymienione w pkt 1 powołanego przepisu obejmują remont istnieją</text:span><text:span text:style-name="T147">cych obiektów budowlanych i urządzeń budowlanych, z wyjątkiem obiektów wpisanych do rejestru zabytków. Pojęcie remontu zdefiniowane zostało w przepisie art. 3 pkt 8 ustawy, który stanowi, że remont to wykonywanie w istniejącym obiekcie budowlanym robót bud</text:span><text:span text:style-name="T148">owlanych polegających na odtworzeniu stanu pierwotnego, a nie stanowiących bieżącej konserwacji, przy czym dopuszcza się stosowanie wyrobów budowlanych innych niż użyto w stanie pierwotnym. W ocenie Sądu roboty polegające na wymianie kominów, pokrycia dach</text:span><text:span text:style-name="T149">owego czy istniejących okien typu lukarna są remontem w rozumieniu powołanego przepisu. Wymiana jest bowiem odtworzeniem stanu pierwotnego. Nie są natomiast remontem pozostałe planowane przez skarżącego prace, polegające na zamontowaniu nowych okien typu l</text:span><text:span text:style-name="T150">ukarna i połaciowych. Roboty te nie mają na celu odtworzenia stanu pierwotnego, lecz polegają na wykonaniu w obiekcie budowlanym nowych, dotychczas nie istniejących okien. Stosownie do przepisu art. 3 pkt 7 ustawy roboty budowlane to budowa, a także prace<text:s/></text:span><text:span text:style-name="T151">polegające na przebudowie, montażu, remoncie lub rozbiórce obiektu budowlanego. Przez budowę należy rozumieć wykonywanie obiektu budowlanego w określonym miejscu, a także odbudowę, rozbudowę, nadbudowę obiektu budowlanego (art. 3 pkt 6 ustawy), natomiast p</text:span><text:span text:style-name="T152">rzez przebudowę należy rozumieć wykonywanie robót budowlanych, w wyniku których następuje zmiana parametrów użytkowych lub technicznych istniejącego obiektu budowlanego, z wyjątkiem charakterystycznych parametrów, jak: kubatura, powierzchnia zabudowy, wyso</text:span><text:span text:style-name="T153">kość, długość, szerokość bądź liczba kondygnacji (art. 3 pkt 7a ustawy). Sąd podał, iż wykonanie nowych okien jest w rozumieniu powołanych przepisów przebudową obiektu budowlanego, powoduje bowiem w konsekwencji zmianę parametrów, o jakiej mowa w art. 3 pk</text:span><text:span text:style-name="T154">t 7a. Na wykonanie robót budowlanych polegających na przebudowie budynku wymagane jest zatem, zgodnie z zasadą wyrażoną w art. 28 ustawy, pozwolenie na budowę.</text:span></text:p>
            <text:p text:style-name="P155"/>
            <text:p text:style-name="P156"><text:span text:style-name="T157">Sąd pierwszej instancji uznał za bezpodstawne zarzuty skarżącego dotyczące nie wyjaśnienia stan</text:span><text:span text:style-name="T158">u faktycznego sprawy i wadliwej interpretacji przez organy administracji przepisów art. 29 i 30 ustawy Prawo budowlane. Zdaniem Sądu stan faktyczny nie budził wątpliwości, jak i prawidłowe było też stanowisko organów, iż część robót wskazanych w zgłoszeniu</text:span><text:span text:style-name="T159"><text:s/>dokonanym przez skarżącego wymaga pozwolenia na budowę. Stosownie do przepisu art. 30 ust. 6 pkt 1 ustawy, jeżeli zgłoszenie dotyczy wykonywania robót budowlanych objętych obowiązkiem uzyskania pozwolenia na budowę właściwy organ wnosi sprzeciw. Nie jest<text:s/></text:span><text:span text:style-name="T160">to pozostawione uznaniu organu. Sformułowanie użyte w przepisie jednoznacznie wskazuje na obowiązek wniesienia w drodze decyzji sprzeciwu w przypadku ustalenia, że określone roboty budowlane wymagają pozwolenia na budowę. Sąd uznał, za bezpodstawne twierdz</text:span><text:span text:style-name="T161">enie skarżącego, iż instytucja sprzeciwu nie może być zastosowana w przypadku zaistnienia sytuacji, gdy wymagane jest pozwolenie na budowę. Zgłoszenie przez organ pierwszej instancji sprzeciwu co do robót nie stanowiących remontu i wymagających pozwolenia<text:s/></text:span><text:span text:style-name="T162">na budowę, nie narusza przepisu art. 30 ust. 6 pkt 1 ustawy.</text:span></text:p>
            <text:p text:style-name="P163"/>
            <text:p text:style-name="P164"><text:span text:style-name="T165">Odnosząc się natomiast do zarzutu, iż brak było podstaw do zgłoszenia sprzeciwu co do pozostałych robót, które nie wymagają pozwolenia na budowę Sąd podał, że zgodnie z przepisem art. 30 ust. 2<text:s/></text:span><text:span text:style-name="T166">ustawy w zgłoszeniu należy określić rodzaj, zakres i sposób wykonywania robót budowlanych oraz termin ich rozpoczęcia. Do zgłoszenia należy dołączyć oświadczenie, o którym mowa w art. 32 ust. 4 pkt 2 Prawa budowlanego, czyli oświadczenie o prawie do dyspon</text:span><text:span text:style-name="T167">owania nieruchomością na cele budowlane, oraz, w zależności od potrzeb, odpowiednie szkice lub rysunki, a także pozwolenia, uzgodnienia i opinie wymagane<text:s/></text:span><text:soft-page-break/><text:span text:style-name="T168">odrębnymi przepisami. Nie ulega wątpliwości, że zgłoszenie dokonane przez skarżącego nie odpowiadało w</text:span><text:span text:style-name="T169">yżej wskazanym wymogom. Skarżący określił planowane prace bardzo ogólnikowo i nie wskazał w ogóle sposobu ich wykonania. Do zgłoszenia nie dołączył oświadczenia o prawie dysponowania nieruchomością na cele budowlane, ani jakichkolwiek innych dokumentów. Ni</text:span><text:span text:style-name="T170">e określił też dokładnego terminu planowanego rozpoczęcia prac, wskazując tylko miesiąc październik, mimo iż zgłoszenia dokonał w dniu 7 października 2005 r. W ocenie Sądu pierwszej instancji, tak sformułowane zgłoszenie nie mogło więc być skuteczne i nie<text:s/></text:span><text:span text:style-name="T171">mogło stanowić podstawy do przystąpienia do wykonywania robót budowlanych w nim wskazanych. Przyznał natomiast rację skąrżacemu, że zgodnie z przepisem art. 30 ust. 2 ustawy, w razie konieczności uzupełnienia zgłoszenia właściwy organ nakłada, w drodze pos</text:span><text:span text:style-name="T172">tanowienia, na zgłaszającego obowiązek uzupełnienia, w określonym terminie, brakujących dokumentów, a w przypadku ich nie uzupełnienia - wnosi sprzeciw w drodze decyzji. Okoliczność, że organ administracji, dostrzegając braki zgłoszenia zobowiązał skarżące</text:span><text:span text:style-name="T173">go nie postanowieniem, lecz w decyzji zawierającej sprzeciw, do złożenia prawidłowo sformułowanego i odpowiadającego wymogom przepisu art. 30 ust. 2 zgłoszenia, nie mogła stanowić podstawy uchylenia zaskarżonej decyzji oraz decyzji organu pierwszej instanc</text:span><text:span text:style-name="T174">ji.</text:span></text:p>
            <text:p text:style-name="P175"/>
            <text:p text:style-name="P176"><text:span text:style-name="T177">Sąd podniósł, że brak sprzeciwu oznaczałby zaakceptowanie wykonywania robót budowlanych mimo niedopełnienia obowiązku prawidłowego ich zgłoszenia, a zgłoszenie, które nie odpowiada wymogom ustawowym, nie może wywrzeć skutku w postaci upoważnienia inwe</text:span><text:span text:style-name="T178">stora do wykonania robót budowlanych. Należy też mieć na uwadze, że stosownie do przepisu art. 30 ust. 7 właściwy organ może nałożyć, w drodze decyzji, obowiązek uzyskania pozwolenia na wykonanie określonego obiektu lub robót budowlanych objętych obowiązki</text:span><text:span text:style-name="T179">em zgłoszenia, jeżeli ich realizacja może spowodować m. in. zagrożenie bezpieczeństwa ludzi lub mienia, pogorszenie stanu środowiska lub pogorszenie warunków zdrowotno-sanitarnych. Ocena, czy zachodzi potrzeba nałożenia obowiązku, o którym mowa wyżej jest<text:s/></text:span><text:span text:style-name="T180">możliwa tylko wówczas, gdy zgłoszenie jest prawidłowe, tj. wskazuje rodzaj, zakres i sposób wykonywania robót budowlanych.</text:span></text:p>
            <text:p text:style-name="P181"/>
            <text:p text:style-name="P182"><text:span text:style-name="T183">Odnosząc się do pozostałych zarzutów skargi Sąd wyjaśnił, że nałożony na właściciela lub zarządcę obiektu budowlanego w przepisie ar</text:span><text:span text:style-name="T184">t. 61 w zw. z art. 5 ust. 2 oraz ust. 1 pkt 1-7 ustawy - prawo budowlane obowiązek utrzymywania obiektu w należytym stanie technicznym i estetycznym, obowiązek użytkowania obiektu w sposób zgodny z jego przeznaczeniem i wymaganiami ochrony środowiska oraz<text:s/></text:span><text:span text:style-name="T185">obowiązek niedopuszczania do nadmiernego pogorszenia jego właściwości użytkowych i sprawności technicznej, w szczególności w zakresie związanym z wymaganiami dotyczącymi bezpieczeństwa konstrukcji, bezpieczeństwa pożarowego oraz bezpieczeństwa użytkowania<text:s/></text:span><text:span text:style-name="T186">nie zwalnia inwestora z obowiązku uzyskania pozwolenia na budowę lub dokonania zgłoszenia w przypadku wykonywania robót budowlanych, których wymogi te dotyczą. Błędny jest więc pogląd skarżącego, że przepis art. 61 daje podstawę do wykonywania remontu budy</text:span><text:span text:style-name="T187">nku bez dokonywania zgłoszenia. Sąd nie dostrzegł także naruszenia przepisu art. 10 k.p.a. Z akt postępowania administracyjnego wynika, iż skarżący nie był pozbawiony możliwości brania udziału w tym postępowaniu.</text:span></text:p>
            <text:p text:style-name="P188"/>
            <text:p text:style-name="P189"><text:span text:style-name="T190">Od wyroku Wojewódzkiego Sądu Administracyj</text:span><text:span text:style-name="T191">nego skargę kasacyjną wniósł B. M. wnosząc o jego uchylenie, ewentualnie, w razie uznania iż doszło jedynie do naruszenia przepisów prawa materialnego uchylenie wyroku i orzeczenie co do istoty sprawy przez uchylenie decyzji Wojewody Lubelskiego z dnia [..</text:span><text:span text:style-name="T192">.] grudnia 2005 r. oraz poprzedzającej ją decyzji Starosty Ś. z dnia [...] października 2005 r. Zaskarżonemu wyrokowi zarzucił naruszenie prawa materialnego:</text:span></text:p>
            <text:p text:style-name="P193"/>
            <text:p text:style-name="P194"><text:span text:style-name="T195">art. 30 ust. 6 pkt 1 Prawa budowlanego przez błędną wykładnię i niewłaściwe zastosowanie<text:s/></text:span><text:span text:style-name="T196">polegające na mylnym przyjęciu, że wstawienie okna dachowego jest przebudową w rozumieniu art. 3 ust. 7a Prawa budowlanego;</text:span></text:p>
            <text:p text:style-name="P197"/>
            <text:p text:style-name="P198"><text:span text:style-name="T199">art. 30 ust. 2 Prawa budowlanego przez przyjęcie, że organ nie musi wzywać postanowieniem strony w razie uzupełnienia zgłoszenia, l</text:span><text:span text:style-name="T200">ecz może bezpośrednio decyzją administracyjną rozstrzygać o istocie sprawy na niekorzyść strony;</text:span></text:p>
            <text:p text:style-name="P201"/>
            <text:p text:style-name="P202"><text:span text:style-name="T203">art. 45 Konstytucji przez całkowite jego pominięcie oraz art. 6 i 16 Konwencji Praw Człowieka i Obywatela.</text:span></text:p>
            <text:p text:style-name="P204"/>
            <text:p text:style-name="P205"><text:span text:style-name="T206">Skarżący zarzucił także naruszenie przepisów postę</text:span><text:span text:style-name="T207">powania poprzez przekroczenie granic swobodnej oceny zgłoszenia polegające na dowolnym i arbitralnym ustaleniu stanu faktycznego sprawy i przyjęciu, że sprawa dotyczy pozwolenia na budowę, a nie remontu. Ponadto, w ocenie skarżącego, zachodziła niezgodność</text:span><text:span text:style-name="T208"><text:s/>ustaleń faktycznych Sądu z materiałem dowodowym zebranym w sprawie. Wskazał także na naruszenie przepisów postępowania, w szczególności art. 7, 11 k.p.a., oraz art. 75, 77, 80 w zw. z art. 134 i 135 .p.p.s.a.</text:span></text:p>
            <text:p text:style-name="P209"/>
            <text:p text:style-name="P210"><text:span text:style-name="T211">W uzasadnieniu skargi kasacyjnej podał, iż ca</text:span><text:span text:style-name="T212">łkowicie błędne i pozbawione podstaw prawnych jest twierdzenie, że wykonywanie nowych okien jest przebudową obiektu budowlanego powodującą w konsekwencji zmianę parametrów o jakich mowa w art. 3 pkt 7a Prawa budowlanego. Ponadto, przeprowadzona subsumpcja<text:s/></text:span><text:span text:style-name="T213">budzi tym większe wątpliwości, że nie została poprzedzona należytym wyjaśnieniem stanu faktycznego sprawy już na etapie postępowania administracyjnego, czemu dał wyraz Sąd stwierdzając, iż zgłoszenie nie było prawidłowe w świetle art. 30 ust. 2 Prawa budow</text:span><text:span text:style-name="T214">lanego.</text:span></text:p>
            <text:p text:style-name="P215"/>
            <text:p text:style-name="P216"><text:span text:style-name="T217">W ocenie skarżącego, w toku postępowania organy uchybiły przepisom postępowania w sposób mający wpływ na wynik sprawy. Naruszenie dotyczyło w szczególności zasad postępowania administracyjnego. Organy pierwszej i drugiej instancji nie podjęły się<text:s/></text:span><text:span text:style-name="T218">ustalenia treści rzeczywistego żądania strony jakie wynikało ze zgłoszenia. B. M. podniósł także, iż w postępowaniu administracyjnym nie dopełniono wymogów postępowania dowodowego, a w szczególności nie zapewniono w nim czynnego udziału strony.</text:span></text:p>
            <text:p text:style-name="P219"/>
            <text:p text:style-name="P220"><text:span text:style-name="T221">Skarżący p</text:span><text:span text:style-name="T222">odał nadto, że nie można się zgodzić z argumentacją, iż wstrzymanie sprzeciwem wszystkich zgłoszonych prac jest uzasadnione dlatego, że zgłoszenie obejmowało również prace, na które wymagane jest pozwolenie na budowę. Jego zdaniem, przepis art. 30 ust. 6 p</text:span><text:span text:style-name="T223">kt 1 Prawa budowlanego może mieć zastosowanie jedynie do zamierzeń w stosunku do których wymagane jest pozwolenie na budowę, nie może być natomiast podstawą do wniesienia sprzeciwu co do remontu.</text:span></text:p>
            <text:p text:style-name="P224"/>
            <text:p text:style-name="P225"><text:span text:style-name="T226">Naczelny Sąd Administracyjny zważył, co następuje:</text:span></text:p>
            <text:p text:style-name="P227"/>
            <text:p text:style-name="P228"><text:span text:style-name="T229">Skarga<text:s/></text:span><text:span text:style-name="T230">kasacyjna zasługuje na uwzględnienie, jednakże nie w odniesieniu do wszystkich podniesionych w niej zarzutów.</text:span></text:p>
            <text:p text:style-name="P231"/>
            <text:p text:style-name="P232"><text:span text:style-name="T233">W świetle art. 183 ustawy z dnia 30 sierpnia 2002 r. Prawo o postępowaniu przed sądami administracyjnymi (Dz. U.. 2002 r. Nr 153, poz. 1270 ze zm</text:span><text:span text:style-name="T234">. - zwanej dalej p.p.s.a.), Naczelny Sąd Administracyjny rozpoznaje sprawę w granicach skargi kasacyjnej i bierze z urzędu pod rozwagę jedynie nieważność postępowania.</text:span></text:p>
            <text:p text:style-name="P235"/>
            <text:p text:style-name="P236"><text:span text:style-name="T237">Przepis art. 28 ust. 1 Prawa budowlanego wysławia zasadę ogólną, iż wszystkie roboty bu</text:span><text:span text:style-name="T238">dowlane można rozpocząć jedynie na podstawie ostatecznej decyzji o pozwoleniu na budowę. Wyjątki od tej zasady zostały określone w art. 29 - 31 ustawy. Mają one charakter listy zamkniętej, której wykładnia nie powinna mieć charakteru rozszerzającego. Przep</text:span><text:span text:style-name="T239">is art. 29<text:s/></text:span><text:soft-page-break/><text:span text:style-name="T240">ust. 1 zawiera listę obiektów budowlanych nie wymagających pozwolenia na budowę, natomiast ustęp 2 tego artykułu zwalnia z obowiązku uzyskania pozwolenia wykonywanie określonych robót budowlanych.</text:span></text:p>
            <text:p text:style-name="P241"/>
            <text:p text:style-name="P242"><text:span text:style-name="T243">Wyłączając określone obiekty i roboty budowlane</text:span><text:span text:style-name="T244"><text:s/>(art. 29 ust. 1 i 2 ustawy) spod zasady określonej w art. 28 ust. 1 Prawa budowlanego ustawodawca zastrzegł jednak w stosunku do budów, o których mowa w art. 29 ust. 1 pkt 1-3, pkt 5-19, 20 i 21 ustawy, robót budowlanych wymienionych w art. 29 ust. 2 pkt<text:s/></text:span><text:span text:style-name="T245">1, 4 - 6, 9 - 13, ogrodzeń (art. 30 ust. 1 pkt 3 ustawy) oraz obiektów małej architektury w miejscach publicznych (art. 30 ust. 1 pkt 4 ustawy) obowiązek zgłoszenia przedsięwzięcia celem umożliwienia administracji architektoniczno - budowlanej dokonania oc</text:span><text:span text:style-name="T246">eny jego zgodności z prawem, także w aspekcie ochrony interesu publicznego (por. art. 30 ust. 7 ustawy).</text:span></text:p>
            <text:p text:style-name="P247"/>
            <text:p text:style-name="P248"><text:span text:style-name="T249">W sprawie, skarżący zgłosił zamiar wykonania robót budowlanych polegających na wymianie kominów, poszycia dachowego oraz trzech okien typu lukarna, a<text:s/></text:span><text:span text:style-name="T250">także zamontowania jednego okna typu lukarna, i dwóch okien typu połaciowego. Sąd pierwszej instancji przyjął, iż roboty budowlane polegające na wymianie kominów, pokrycia dachowego i istniejących okien typu lukarna są remontem w rozumieniu art. 3 pkt 8 Pr</text:span><text:span text:style-name="T251">awa budowlanego, który definiuje to pojęcie jako wykonywanie w istniejącym obiekcie budowlanym robót budowlanych polegających na odtworzeniu stanu pierwotnego, a niestanowiących bieżącej konserwacji. Zgodnie z art. 29 ust. 2 pkt 1 Prawa budowlanego wykonyw</text:span><text:span text:style-name="T252">anie robót budowlanych remontowych nie wymaga pozwolenia na budowę. Co do pozostałych prac objętych zamierzeniem (wykonanie okna typu lukarna oraz podwójnych okien typu połaciowego), Sąd pierwszej instancji uznał, iż stanowią one przebudowę obiektu budowla</text:span><text:span text:style-name="T253">nego objętą pozwoleniem na budowę.</text:span></text:p>
            <text:p text:style-name="P254"/>
            <text:p text:style-name="P255"><text:span text:style-name="T256">Mając na względzie powyższe i powołując się na kategoryczne brzmienie przepisu art. 30 ust. 6 pkt 1 ustawy, stanowiącego, iż organ wnosi sprzeciw, jeżeli zgłoszenie dotyczy wykonywania robót budowlanych objętych obowiązk</text:span><text:span text:style-name="T257">iem uzyskania pozwolenia na budowę - Sąd pierwszej instancji przyjął a priori, że wniesienie przez Starostę Ś. sprzeciwu do całości zgłoszenia było konieczne. Powyższego poglądu nie można podzielić. W ocenie Naczelnego Sądu Administracyjnego jeżeli zgłosze</text:span><text:span text:style-name="T258">nie w oparciu o art. 30 ust. 1 pkt 2 Prawa budowlanego obejmuje kilka odrębnych robót budowlanych, których wykonanie nastąpi niezależnie, a tylko niektóre z nich wymagają pozwolenia na budowę (art. 30 ust. 6 pkt 1 Prawa budowlanego), organ powinien złożyć<text:s/></text:span><text:span text:style-name="T259">sprzeciw jedynie co do robót budowlanych wymagających tego pozwolenia. Sprzeciw wyrażony przez organ w trybie art. 30 ust. 6 Prawa budowlanego oznacza brak zgody na przystąpienie przez inwestora do realizacji zamierzonej działalności budowlanej. Wniesienie</text:span><text:span text:style-name="T260"><text:s/>sprzeciwu następuje w drodze decyzji (art. 104 k.p.a.). Jeżeli wniesienie sprzeciwu jest uzasadnione tylko co do części robót budowlanych objętych zgłoszeniem, organ rozstrzyga sprawę decyzją (wnosi sprzeciw) jedynie w tej części (art. 104 § 2 in medium k</text:span><text:span text:style-name="T261">.p.a.). W pozostałym zakresie rozstrzygnięcie sprawy (milcząca zgoda na rozpoczęcie robót budowlanych) nastąpi przez nie wniesienie sprzeciwu (art. 30 ust. 5 Prawa budowlanego w zw. z art. 104 § 1 in fine k.p.a.; por. wyrok z dnia 17 maja 1999 r., sygn. ak</text:span><text:span text:style-name="T262">t IV SA 747/97, opubl. Lex nr 47285).</text:span></text:p>
            <text:p text:style-name="P263"/>
            <text:p text:style-name="P264"><text:span text:style-name="T265">Mając na względzie powyższe, należy stwierdzić, iż<text:s/></text:span><text:span text:style-name="T266">Sąd pierwszej instancji naruszył art. 30 ust. 6 pkt 1 ustawy przyjmując za konieczne zgłoszenie sprzeciwu co do wszystkich robót objętych zgłoszeniem, mimo<text:s/></text:span><text:span text:style-name="T267">niewątpliwego ustalenia w wyroku, iż część planowanych prac remontowych nie wymagała pozwolenia (wymiana kominów, pokrycia dachowego i okien).</text:span></text:p>
            <text:p text:style-name="P268"/>
            <text:p text:style-name="P269"><text:span text:style-name="T270">Nie sposób również podzielić argumentacji Sądu pierwszej instancji, że zgłoszenie sprzeciwu przez Starostę Ś. by</text:span><text:span text:style-name="T271">ło konieczne ze względu na to, iż jego brak oznaczałby zaakceptowanie robót budowlanych mimo niedopełnienia obowiązku prawidłowego ich zgłoszenia. Organ<text:s/></text:span><text:soft-page-break/><text:span text:style-name="T272">powinien w takim wypadku skorzystać z uprawnienia z art. 30 ust. 2 i wezwać skarżącego, w drodze postan</text:span><text:span text:style-name="T273">owienia, do uzupełnienia brakujących dokumentów zgłoszenia. Pozwoliłoby to na pełną realizację zasad prawidłowego postępowania administracyjnego (art. 7 - 11), jakich naruszenie zarzuca skarżący. Niezależnie od powyższego należy stwierdzić, iż brak wezwani</text:span><text:span text:style-name="T274">a B. M. do uzupełnienia braków formalnych zgłoszenia nie miał wpływu na wynik sprawy, albowiem na podstawie samej jego treści można było bez wątpliwości stwierdzić jakie z wymienionych w nim robót wymagają pozwolenia na budowę, a jakie jedynie zgłoszenia.</text:span></text:p>
            <text:p text:style-name="P275"/>
            <text:p text:style-name="P276"><text:span text:style-name="T277">Zarzut naruszenia przepisu art. 3 pkt 7a Prawa budowlanego nie zasługuje natomiast na uwzględnienie.<text:s/></text:span><text:span text:style-name="T278">Wykonanie okna typu lukarna oraz podwójnego okna typu połaciowego niewątpliwie stanowi przebudowę, czyli wykonanie robót budowlanych, w wyniku których nas</text:span><text:span text:style-name="T279">tępuje zmiana parametrów użytkowych i technicznych istniejącego obiektu budowlanego. Przebudowa - jako że nie została wymieniona w art. 29 Prawa budowlanego, podlega zasadzie z art. 28 ustawy i wymaga pozwolenia.</text:span></text:p>
            <text:p text:style-name="P280"/>
            <text:p text:style-name="P281"><text:span text:style-name="T282">W ocenie Naczelnego Sądu Administracyjnego</text:span><text:span text:style-name="T283"><text:s/>w sprawie nie nastąpiło naruszenie art. 45 Konstytucji RP oraz międzynarodowych aktów o ochronie praw człowieka. Zgodnie z art. 45 ustawy zasadniczej, każdy ma prawo do sprawiedliwego i jawnego rozpatrzenia sprawy bez nieuzasadnionej zwłoki przez właściwy</text:span><text:span text:style-name="T284">, niezależny, bezstronny i niezawisły sąd. Kanwą sprawy był w zasadzie spór co do interpretacji art. 30 ust. 6 pkt 1 Prawa budowlanego, czy na podstawie tego przepisu organ jest obowiązany wnieść sprzeciw co do całości formalnie rozumianego zgłoszenia (w t</text:span><text:span text:style-name="T285">ym integralnie do wszystkich wymienionych w nim robót), czy ograniczyć go jedynie do prac wymagających pozwolenia na budowę. Odmienne stanowisko skarżącego co do interpretacji wymienionego wyżej przepisu nie oznacza, że rozstrzygnięcie Sądu pierwszej insta</text:span><text:span text:style-name="T286">ncji urągało podstawowym zasadom konstytucyjnym. Nie świadczy o tym także stwierdzenie przez Naczelny Sąd Administracyjny nieprawidłowej wykładni art. 30 ust. 6 pkt 1 Prawa budowlanego. Zgodnie z art. 178 ust. 1 Konstytucji RP sędziowie w sprawowaniu swoje</text:span><text:span text:style-name="T287">go urzędu są niezawiśli i podlegają tylko Konstytucji oraz ustawom. Sądowe stosowanie prawa wymaga zważenia racji podnoszonych przez uczestników sporu w ramach dopuszczalnej wykładni przepisów. Odmienne stanowisko strony co do treści rozstrzygnięcia, nawet</text:span><text:span text:style-name="T288"><text:s/>potwierdzone wyrokiem wyższej instancji, nie jest równoznaczne ograniczeniem prawa do sądu.</text:span></text:p>
            <text:p text:style-name="P289"/>
            <text:p text:style-name="P290"><text:span text:style-name="T291">Mając na względzie, iż zarzut naruszenia art. 30 ust. 6 pkt 1 Prawa budowlanego okazał się trafny, należało zaskarżony wyrok uchylić i przekazać sprawę do ponowne</text:span><text:span text:style-name="T292">go rozpatrzenia Wojewódzkiemu Sądowi Administracyjnemu w Lublinie na podstawie art. 185 § 1 p.p.s.a. Rozstrzygnięcie w przedmiocie zwrotu kosztów oparto na przepisie art. 203 pkt 1 p.p.s.a.</text:span></text:p>
          </table:table-cell>
          <table:covered-table-cell/>
        </table:table-row>
        <table:table-row table:style-name="TableRow293">
          <table:table-cell table:style-name="TableCell294">
            <text:p text:style-name="P295"/>
          </table:table-cell>
          <table:table-cell table:style-name="TableCell296">
            <text:p text:style-name="P297"/>
          </table:table-cell>
        </table:table-row>
      </table:table>
      <text:p text:style-name="P29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unknown" svg:font-family="unknown" style:font-family-generic="roman"/>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pl" style:country-asian="PL" style:language-complex="ar" style:country-complex="SA" style:text-combine="none" fo:hyphenate="true"/>
    </style:default-style>
    <style:style style:name="Nagłówek1" style:display-name="Nagłówek 1" style:family="paragraph" style:parent-style-name="Normalny" style:next-style-name="Normalny" style:default-outline-level="1">
      <style:text-properties fo:font-weight="bold" style:font-weight-asian="bold" style:font-weight-complex="bold" fo:font-size="16pt" style:font-size-asian="16pt" style:font-size-complex="16pt" fo:hyphenate="false"/>
    </style:style>
    <style:style style:name="Nagłówek2" style:display-name="Nagłówek 2" style:family="paragraph" style:parent-style-name="Normalny" style:next-style-name="Normalny" style:default-outline-level="2">
      <style:text-properties fo:font-weight="bold" style:font-weight-asian="bold" style:font-weight-complex="bold" fo:font-style="italic" style:font-style-asian="italic" style:font-style-complex="italic" fo:font-size="14pt" style:font-size-asian="14pt" style:font-size-complex="14pt" fo:hyphenate="false"/>
    </style:style>
    <style:style style:name="Nagłówek3" style:display-name="Nagłówek 3" style:family="paragraph" style:parent-style-name="Normalny" style:next-style-name="Normalny" style:default-outline-level="3">
      <style:text-properties fo:font-weight="bold" style:font-weight-asian="bold" style:font-weight-complex="bold" fo:font-size="13pt" style:font-size-asian="13pt" style:font-size-complex="13pt" fo:hyphenate="false"/>
    </style:style>
    <style:style style:name="Normalny" style:display-name="Normalny" style:family="paragraph">
      <style:paragraph-properties fo:widows="0" fo:orphans="0" style:text-autospace="none" fo:margin-bottom="0in" fo:line-height="100%"/>
      <style:text-properties style:font-name="Arial" style:font-name-complex="Arial" fo:color="#000000" fo:font-size="12pt" style:font-size-asian="12pt" style:font-size-complex="12pt" fo:hyphenate="false"/>
    </style:style>
    <style:style style:name="Domyślnaczcionkaakapitu" style:display-name="Domyślna czcionka akapitu" style:family="text"/>
    <style:style style:name="Nagłówek3Znak" style:display-name="Nagłówek 3 Znak" style:family="text" style:parent-style-name="Domyślnaczcionkaakapitu">
      <style:text-properties style:font-name="Cambria" style:font-name-asian="Times New Roman" style:font-name-complex="Times New Roman" fo:font-weight="bold" style:font-weight-asian="bold" style:font-weight-complex="bold" fo:color="#000000" fo:font-size="13pt" style:font-size-asian="13pt" style:font-size-complex="13pt"/>
    </style:style>
    <style:style style:name="Nagłówek2Znak" style:display-name="Nagłówek 2 Znak" style:family="text" style:parent-style-name="Domyślnaczcionkaakapitu">
      <style:text-properties style:font-name="Cambria" style:font-name-asian="Times New Roman" style:font-name-complex="Times New Roman" fo:font-weight="bold" style:font-weight-asian="bold" style:font-weight-complex="bold" fo:font-style="italic" style:font-style-asian="italic" style:font-style-complex="italic" fo:color="#000000" fo:font-size="14pt" style:font-size-asian="14pt" style:font-size-complex="14pt"/>
    </style:style>
    <style:style style:name="Nagłówek1Znak" style:display-name="Nagłówek 1 Znak" style:family="text" style:parent-style-name="Domyślnaczcionkaakapitu">
      <style:text-properties style:font-name="Cambria" style:font-name-asian="Times New Roman" style:font-name-complex="Times New Roman" fo:font-weight="bold" style:font-weight-asian="bold" style:font-weight-complex="bold" fo:color="#000000" style:letter-kerning="true" fo:font-size="16pt" style:font-size-asian="16pt" style:font-size-complex="16pt"/>
    </style:style>
    <style:style style:name="Nagłówek" style:display-name="Nagłówek" style:family="paragraph" style:parent-style-name="Normalny">
      <style:paragraph-properties>
        <style:tab-stops>
          <style:tab-stop style:type="center" style:position="3.15in"/>
          <style:tab-stop style:type="right" style:position="6.3in"/>
        </style:tab-stops>
      </style:paragraph-properties>
      <style:text-properties fo:hyphenate="false"/>
    </style:style>
    <style:style style:name="NagłówekZnak" style:display-name="Nagłówek Znak" style:family="text" style:parent-style-name="Domyślnaczcionkaakapitu">
      <style:text-properties style:font-name="Arial" style:font-name-complex="Arial" fo:color="#000000" fo:font-size="12pt" style:font-size-asian="12pt" style:font-size-complex="12pt"/>
    </style:style>
    <style:style style:name="Stopka" style:display-name="Stopka" style:family="paragraph" style:parent-style-name="Normalny">
      <style:paragraph-properties>
        <style:tab-stops>
          <style:tab-stop style:type="center" style:position="3.15in"/>
          <style:tab-stop style:type="right" style:position="6.3in"/>
        </style:tab-stops>
      </style:paragraph-properties>
      <style:text-properties fo:hyphenate="false"/>
    </style:style>
    <style:style style:name="StopkaZnak" style:display-name="Stopka Znak" style:family="text" style:parent-style-name="Domyślnaczcionkaakapitu">
      <style:text-properties style:font-name="Arial" style:font-name-complex="Arial" fo:color="#000000"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7in" fo:page-height="11.6944in" style:print-orientation="portrait" fo:margin-top="0.4916in" fo:margin-left="1in" fo:margin-bottom="0.4916in" fo:margin-right="0.7777in" style:num-format="1" style:writing-mode="lr-tb">
        <style:footnote-sep style:width="0.007in" style:rel-width="33%" style:color="#000000" style:line-style="solid" style:adjustment="left"/>
      </style:page-layout-properties>
      <style:header-style>
        <style:header-footer-properties style:dynamic-spacing="true" fo:min-height="0.7027in"/>
      </style:header-style>
      <style:footer-style>
        <style:header-footer-properties style:dynamic-spacing="true" fo:min-height="0.5083in"/>
      </style:footer-style>
    </style:page-layout>
    <style:style style:name="TableColumn3" style:family="table-column">
      <style:table-column-properties style:column-width="5.2993in" style:use-optimal-column-width="false"/>
    </style:style>
    <style:style style:name="TableColumn4" style:family="table-column">
      <style:table-column-properties style:column-width="1.1916in" style:use-optimal-column-width="false"/>
    </style:style>
    <style:style style:name="Table2" style:family="table">
      <style:table-properties style:width="6.4909in" fo:margin-left="0in" table:align="center"/>
    </style:style>
    <style:style style:name="TableRow5" style:family="table-row">
      <style:table-row-properties style:use-optimal-row-height="false"/>
    </style:style>
    <style:style style:name="TableCell6" style:family="table-cell">
      <style:table-cell-properties fo:border="0.0069in solid #FFFFFF" fo:background-color="#FFFFFF" fo:padding-top="0in" fo:padding-left="0in" fo:padding-bottom="0in" fo:padding-right="0in"/>
    </style:style>
    <style:style style:name="P7" style:parent-style-name="Normalny" style:family="paragraph">
      <style:text-properties style:font-name="Times New Roman" style:font-name-complex="Times New Roman" style:use-window-font-color="true"/>
    </style:style>
    <style:style style:name="TableCell8" style:family="table-cell">
      <style:table-cell-properties fo:border="0.0069in solid #FFFFFF" fo:background-color="#FFFFFF" fo:padding-top="0in" fo:padding-left="0in" fo:padding-bottom="0in" fo:padding-right="0in"/>
    </style:style>
    <style:style style:name="P9" style:parent-style-name="Normalny" style:family="paragraph">
      <style:paragraph-properties fo:text-align="end"/>
    </style:style>
    <style:style style:name="T10" style:parent-style-name="Domyślnaczcionkaakapitu" style:family="text">
      <style:text-properties style:font-name="Times New Roman" style:font-name-complex="Times New Roman" style:use-window-font-color="true"/>
    </style:style>
    <style:style style:name="T11" style:parent-style-name="Domyślnaczcionkaakapitu" style:family="text">
      <style:text-properties style:font-name="unknown" style:font-name-complex="unknown" style:use-window-font-color="true"/>
    </style:style>
    <style:style style:name="T12" style:parent-style-name="Domyślnaczcionkaakapitu" style:family="text">
      <style:text-properties style:font-name="Times New Roman" style:font-name-complex="Times New Roman" style:use-window-font-color="true"/>
    </style:style>
    <style:style style:name="T13" style:parent-style-name="Domyślnaczcionkaakapitu" style:family="text">
      <style:text-properties style:font-name="unknown" style:font-name-complex="unknown" style:use-window-font-color="true"/>
    </style:style>
  </office:automatic-styles>
  <office:master-styles>
    <style:master-page style:name="MP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P7">Centralna Baza Orzeczeń Sądów Administracyjnych</text:p>
            </table:table-cell>
            <table:table-cell table:style-name="TableCell8">
              <text:p text:style-name="P9"><text:span text:style-name="T10">Str<text:s/></text:span><text:span text:style-name="T11"><text:page-number text:fixed="false">1</text:page-number></text:span><text:span text:style-name="T12"><text:s/>/<text:s/></text:span><text:span text:style-name="T13"><text:page-count style:num-format="1">7</text:page-count></text:span></text:p>
            </table:table-cell>
          </table:table-row>
        </table:tabl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Paweł</meta:initial-creator>
    <dc:creator>Paweł</dc:creator>
    <meta:creation-date>2011-09-22T10:24:00Z</meta:creation-date>
    <dc:date>2011-09-30T13:58:00Z</dc:date>
    <meta:template xlink:href="Normal" xlink:type="simple"/>
    <meta:editing-cycles>3</meta:editing-cycles>
    <meta:editing-duration>PT0S</meta:editing-duration>
    <meta:document-statistic meta:page-count="7" meta:paragraph-count="50" meta:word-count="3635" meta:character-count="25398" meta:row-count="181" meta:non-whitespace-character-count="21813"/>
  </office:meta>
</office:document-meta>
</file>